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7c6" officeooo:paragraph-rsid="001ae7c6"/>
    </style:style>
    <style:style style:name="P2" style:family="paragraph" style:parent-style-name="Text_20_body">
      <style:paragraph-properties fo:text-align="center" style:justify-single-word="false"/>
      <style:text-properties style:font-name="Liberation Serif" fo:font-size="12pt" fo:language="en" fo:country="US" officeooo:rsid="000bb3fd" officeooo:paragraph-rsid="001ae7c6" style:font-size-asian="10.5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1ae7c6" style:font-size-asian="10.5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d0530" officeooo:paragraph-rsid="001f872b" style:font-size-asian="10.5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85b13" officeooo:paragraph-rsid="001ea639" style:font-size-asian="10.5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f872b" officeooo:paragraph-rsid="001f872b" style:font-size-asian="10.5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12dca" officeooo:paragraph-rsid="00212dca" style:font-size-asian="10.5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28a03" officeooo:paragraph-rsid="00228a03" style:font-size-asian="10.5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28a03" officeooo:paragraph-rsid="001ae7c6" style:font-size-asian="10.5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23c4e1" style:font-size-asian="10.5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80e5c" style:font-size-asian="10.5pt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9f41d" style:font-size-asian="10.5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b83b1" officeooo:paragraph-rsid="001ae7c6" style:font-size-asian="10.5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b83b1" officeooo:paragraph-rsid="002b83b1" style:font-size-asian="10.5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d798e" officeooo:paragraph-rsid="002d798e" style:font-size-asian="10.5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368c79" style:font-size-asian="10.5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f4ba" officeooo:paragraph-rsid="0036f4ba" style:font-size-asian="10.5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37a803" style:font-size-asian="10.5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af253" officeooo:paragraph-rsid="003af253" style:font-size-asian="10.5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aed" officeooo:paragraph-rsid="003cdaed" style:font-size-asian="10.5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9ab2" officeooo:paragraph-rsid="003d9ab2" style:font-size-asian="10.5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3f0d05" style:font-size-asian="10.5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37a803" style:font-size-asian="10.5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404c9d" style:font-size-asian="10.5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1ae7c6" style:font-size-asian="10.5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442b94" style:font-size-asian="10.5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4490ff" style:font-size-asian="10.5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cdaed" officeooo:paragraph-rsid="003cdaed" style:font-size-asian="10.5pt" style:font-style-asian="italic" style:font-size-complex="12pt" style:font-style-complex="italic"/>
    </style:style>
    <style:style style:name="P29" style:family="paragraph" style:parent-style-name="Text_20_body">
      <style:paragraph-properties fo:text-align="center" style:justify-single-word="false"/>
      <style:text-properties officeooo:paragraph-rsid="001ae7c6"/>
    </style:style>
    <style:style style:name="P30" style:family="paragraph" style:parent-style-name="Text_20_body">
      <style:text-properties officeooo:paragraph-rsid="001e16ea"/>
    </style:style>
    <style:style style:name="P31" style:family="paragraph" style:parent-style-name="Text_20_body">
      <style:text-properties officeooo:rsid="019ddc74" officeooo:paragraph-rsid="001e16ea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fo:language="en" fo:country="US" officeooo:rsid="003918ee" officeooo:paragraph-rsid="004e2a5b" style:font-size-asian="10.5pt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1d0530" style:font-size-asian="10.5pt" style:font-size-complex="12pt"/>
    </style:style>
    <style:style style:name="P3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1f872b" style:font-size-asian="10.5pt" style:font-size-complex="12pt"/>
    </style:style>
    <style:style style:name="P35" style:family="paragraph" style:parent-style-name="Text_20_body" style:list-style-name="L1">
      <style:paragraph-properties fo:text-align="justify" style:justify-single-word="false"/>
      <style:text-properties style:font-name="Liberation Serif" fo:font-size="12pt" fo:language="en" fo:country="US" officeooo:rsid="001ae7c6" officeooo:paragraph-rsid="001e16ea" style:font-size-asian="10.5pt" style:font-size-complex="12pt"/>
    </style:style>
    <style:style style:name="P3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228a03" style:font-size-asian="10.5pt" style:font-size-complex="12pt"/>
    </style:style>
    <style:style style:name="P3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1e16ea" style:font-size-asian="10.5pt" style:font-size-complex="12pt"/>
    </style:style>
    <style:style style:name="P38" style:family="paragraph" style:parent-style-name="Text_20_body" style:list-style-name="L2">
      <style:paragraph-properties fo:text-align="justify" style:justify-single-word="false"/>
      <style:text-properties style:font-name="Liberation Serif" fo:font-size="12pt" fo:language="en" fo:country="US" officeooo:rsid="019ddc74" officeooo:paragraph-rsid="001e16ea" style:font-size-asian="10.5pt" style:font-size-complex="12pt"/>
    </style:style>
    <style:style style:name="P3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19ddc74" officeooo:paragraph-rsid="001e16ea" style:font-size-asian="10.5pt" style:font-size-complex="12pt"/>
    </style:style>
    <style:style style:name="P4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29f41d" style:font-size-asian="10.5pt" style:font-size-complex="12pt"/>
    </style:style>
    <style:style style:name="P4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37a803" style:font-size-asian="10.5pt" style:font-size-complex="12pt"/>
    </style:style>
    <style:style style:name="P4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4b899f" style:font-size-asian="10.5pt" style:font-size-complex="12pt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4d7fdd" style:font-size-asian="10.5pt" style:font-size-complex="12pt"/>
    </style:style>
    <style:style style:name="P4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49e960" style:font-size-asian="10.5pt" style:font-size-complex="12pt"/>
    </style:style>
    <style:style style:name="P4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b899f" officeooo:paragraph-rsid="004b899f" style:font-size-asian="10.5pt" style:font-size-complex="12pt"/>
    </style:style>
    <style:style style:name="P4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918ee" officeooo:paragraph-rsid="003918ee" style:font-size-asian="10.5pt" style:font-size-complex="12pt"/>
    </style:style>
    <style:style style:name="P4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918ee" officeooo:paragraph-rsid="004e2a5b" style:font-size-asian="10.5pt" style:font-size-complex="12pt"/>
    </style:style>
    <style:style style:name="P4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e0c01" officeooo:paragraph-rsid="004e2a5b" style:font-size-asian="10.5pt" style:font-size-complex="12pt"/>
    </style:style>
    <style:style style:name="P4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e0c01" officeooo:paragraph-rsid="0050267e" style:font-size-asian="10.5pt" style:font-size-complex="12pt"/>
    </style:style>
    <style:style style:name="P5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6bfb6" officeooo:paragraph-rsid="0026bfb6" style:font-size-asian="10.5pt" style:font-size-complex="12pt"/>
    </style:style>
    <style:style style:name="P5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0267e" officeooo:paragraph-rsid="0050267e" style:font-size-asian="10.5pt" style:font-size-complex="12pt"/>
    </style:style>
    <style:style style:name="P5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06008" officeooo:paragraph-rsid="00506008" style:font-size-asian="10.5pt" style:font-size-complex="12pt"/>
    </style:style>
    <style:style style:name="P5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b746a" officeooo:paragraph-rsid="001b746a" style:font-size-asian="10.5pt" style:font-size-complex="12pt"/>
    </style:style>
    <style:style style:name="P54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b899f" officeooo:paragraph-rsid="004b899f" style:font-size-asian="10.5pt" style:font-style-asian="normal" style:font-size-complex="12pt" style:font-style-complex="normal"/>
    </style:style>
    <style:style style:name="P55" style:family="paragraph" style:parent-style-name="Text_20_body" style:list-style-name="L1">
      <style:text-properties officeooo:paragraph-rsid="001e16ea"/>
    </style:style>
    <style:style style:name="P56" style:family="paragraph" style:parent-style-name="Text_20_body" style:list-style-name="L2">
      <style:text-properties officeooo:rsid="019ddc74" officeooo:paragraph-rsid="001e16ea"/>
    </style:style>
    <style:style style:name="P57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8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Index_20_Separator">
      <style:paragraph-properties>
        <style:tab-stops/>
      </style:paragraph-properties>
    </style:style>
    <style:style style:name="T1" style:family="text">
      <style:text-properties officeooo:rsid="0032ab1f"/>
    </style:style>
    <style:style style:name="T2" style:family="text">
      <style:text-properties style:text-position="super 58%" fo:font-weight="bold" officeooo:rsid="00749e07" style:font-weight-asian="bold" style:font-weight-complex="bold"/>
    </style:style>
    <style:style style:name="T3" style:family="text">
      <style:text-properties style:text-position="super 58%" fo:font-weight="bold" officeooo:rsid="001e16ea" style:font-weight-asian="bold" style:font-weight-complex="bold"/>
    </style:style>
    <style:style style:name="T4" style:family="text">
      <style:text-properties officeooo:rsid="00184249"/>
    </style:style>
    <style:style style:name="T5" style:family="text">
      <style:text-properties officeooo:rsid="001e16ea"/>
    </style:style>
    <style:style style:name="T6" style:family="text">
      <style:text-properties officeooo:rsid="0016dcb2"/>
    </style:style>
    <style:style style:name="T7" style:family="text">
      <style:text-properties officeooo:rsid="002af49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af49a" style:font-weight-asian="bold" style:font-weight-complex="bold"/>
    </style:style>
    <style:style style:name="T10" style:family="text">
      <style:text-properties fo:font-weight="bold" officeooo:rsid="001f5ebc" style:font-weight-asian="bold" style:font-weight-complex="bold"/>
    </style:style>
    <style:style style:name="T11" style:family="text">
      <style:text-properties officeooo:rsid="00368c79"/>
    </style:style>
    <style:style style:name="T12" style:family="text">
      <style:text-properties officeooo:rsid="0036f4ba"/>
    </style:style>
    <style:style style:name="T13" style:family="text">
      <style:text-properties officeooo:rsid="0037a73d"/>
    </style:style>
    <style:style style:name="T14" style:family="text">
      <style:text-properties officeooo:rsid="0037a803"/>
    </style:style>
    <style:style style:name="T15" style:family="text">
      <style:text-properties officeooo:rsid="003918ee"/>
    </style:style>
    <style:style style:name="T16" style:family="text">
      <style:text-properties officeooo:rsid="003d9ab2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404c9d" style:font-style-asian="italic" style:font-style-complex="italic"/>
    </style:style>
    <style:style style:name="T19" style:family="text">
      <style:text-properties fo:font-style="italic" officeooo:rsid="0037a73d" style:font-style-asian="italic" style:font-style-complex="italic"/>
    </style:style>
    <style:style style:name="T20" style:family="text">
      <style:text-properties fo:font-style="italic" officeooo:rsid="0044ef6e" style:font-style-asian="italic" style:font-style-complex="italic"/>
    </style:style>
    <style:style style:name="T21" style:family="text">
      <style:text-properties fo:font-style="italic" officeooo:rsid="004b899f" style:font-style-asian="italic" style:font-style-complex="italic"/>
    </style:style>
    <style:style style:name="T22" style:family="text">
      <style:text-properties fo:font-style="italic" officeooo:rsid="004c2d5a" style:font-style-asian="italic" style:font-style-complex="italic"/>
    </style:style>
    <style:style style:name="T23" style:family="text">
      <style:text-properties officeooo:rsid="00404c9d"/>
    </style:style>
    <style:style style:name="T24" style:family="text">
      <style:text-properties officeooo:rsid="004490ff"/>
    </style:style>
    <style:style style:name="T25" style:family="text">
      <style:text-properties officeooo:rsid="0044ef6e"/>
    </style:style>
    <style:style style:name="T26" style:family="text">
      <style:text-properties officeooo:rsid="0048f9db"/>
    </style:style>
    <style:style style:name="T27" style:family="text">
      <style:text-properties officeooo:rsid="0049e960"/>
    </style:style>
    <style:style style:name="T28" style:family="text">
      <style:text-properties officeooo:rsid="004d7fdd"/>
    </style:style>
    <style:style style:name="T29" style:family="text">
      <style:text-properties officeooo:rsid="004e0c01"/>
    </style:style>
    <style:style style:name="T30" style:family="text">
      <style:text-properties officeooo:rsid="004e2a5b"/>
    </style:style>
    <style:style style:name="T31" style:family="text">
      <style:text-properties officeooo:rsid="0050267e"/>
    </style:style>
    <style:style style:name="T32" style:family="text">
      <style:text-properties officeooo:rsid="00518c1c"/>
    </style:style>
    <style:style style:name="T33" style:family="text">
      <style:text-properties officeooo:rsid="00579a99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sqlp_concordance.sdi"/>
      <text:p text:style-name="Title"><text:alphabetical-index-mark-start text:id="IMark72701320"/><text:alphabetical-index-mark-start text:id="IMark71093304"/><text:span text:style-name="T11">Sql</text:span><text:alphabetical-index-mark-end text:id="IMark71093304"/><text:alphabetical-index-mark-end text:id="IMark72701320"/><text:span text:style-name="T11">p -</text:span> Simple <text:alphabetical-index-mark-start text:id="IMark90925304"/>terminal<text:alphabetical-index-mark-end text:id="IMark90925304"/> <text:alphabetical-index-mark-start text:id="IMark70460168"/>query<text:alphabetical-index-mark-end text:id="IMark70460168"/> and <text:alphabetical-index-mark-start text:id="IMark84338760"/>.<text:alphabetical-index-mark-start text:id="IMark84338856"/><text:alphabetical-index-mark-start text:id="IMark92054088"/>sql<text:alphabetical-index-mark-end text:id="IMark92054088"/><text:alphabetical-index-mark-end text:id="IMark84338856"/><text:alphabetical-index-mark-end text:id="IMark84338760"/> <text:alphabetical-index-mark-start text:id="IMark81932984"/>file<text:alphabetical-index-mark-end text:id="IMark81932984"/> processing for <text:alphabetical-index-mark-start text:id="IMark85021784"/><text:alphabetical-index-mark-start text:id="IMark59309000"/><text:alphabetical-index-mark-start text:id="IMark90382936"/>Sql<text:alphabetical-index-mark-end text:id="IMark90382936"/><text:alphabetical-index-mark-end text:id="IMark59309000"/>ite<text:alphabetical-index-mark-end text:id="IMark85021784"/>3</text:p>
      <text:p text:style-name="Text_20_body"/>
      <text:p text:style-name="P29">Pablo <text:alphabetical-index-mark-start text:id="IMark84008280"/><text:alphabetical-index-mark-start text:id="IMark68064824"/><text:alphabetical-index-mark-start text:id="IMark91229272"/><text:alphabetical-index-mark-start text:id="IMark70058920"/><text:alphabetical-index-mark-start text:id="IMark90654552"/><text:alphabetical-index-mark-start text:id="IMark72700712"/><text:alphabetical-index-mark-start text:id="IMark52202936"/><text:alphabetical-index-mark-start text:id="IMark35214712"/><text:alphabetical-index-mark-start text:id="IMark81589656"/><text:alphabetical-index-mark-start text:id="IMark59309000"/><text:alphabetical-index-mark-start text:id="IMark85021784"/>Edronkin<text:alphabetical-index-mark-end text:id="IMark85021784"/><text:alphabetical-index-mark-end text:id="IMark59309000"/><text:alphabetical-index-mark-end text:id="IMark81589656"/><text:alphabetical-index-mark-end text:id="IMark35214712"/><text:alphabetical-index-mark-end text:id="IMark52202936"/><text:alphabetical-index-mark-end text:id="IMark72700712"/><text:alphabetical-index-mark-end text:id="IMark90654552"/><text:alphabetical-index-mark-end text:id="IMark70058920"/><text:alphabetical-index-mark-end text:id="IMark91229272"/><text:alphabetical-index-mark-end text:id="IMark68064824"/><text:alphabetical-index-mark-end text:id="IMark84008280"/>, <text:span text:style-name="T1">2019</text:span></text:p>
      <text:p text:style-name="P2"><text:a xlink:type="simple" xlink:href="https://orcid.org/0000-0001-8690-7030" text:style-name="Internet_20_link" text:visited-style-name="Visited_20_Internet_20_Link">https://</text:a><text:alphabetical-index-mark-start text:id="IMark63207240"/><text:alphabetical-index-mark-start text:id="IMark71093304"/><text:alphabetical-index-mark-start text:id="IMark72970440"/><text:alphabetical-index-mark-start text:id="IMark84780728"/><text:alphabetical-index-mark-start text:id="IMark46807704"/><text:alphabetical-index-mark-start text:id="IMark70799192"/><text:alphabetical-index-mark-start text:id="IMark86748072"/><text:alphabetical-index-mark-start text:id="IMark68279576"/><text:alphabetical-index-mark-start text:id="IMark85220664"/><text:alphabetical-index-mark-start text:id="IMark90648600"/><text:alphabetical-index-mark-start text:id="IMark71067272"/><text:a xlink:type="simple" xlink:href="https://orcid.org/0000-0001-8690-7030" text:style-name="Internet_20_link" text:visited-style-name="Visited_20_Internet_20_Link">orcid</text:a><text:alphabetical-index-mark-end text:id="IMark71067272"/><text:alphabetical-index-mark-end text:id="IMark90648600"/><text:alphabetical-index-mark-end text:id="IMark85220664"/><text:alphabetical-index-mark-end text:id="IMark68279576"/><text:alphabetical-index-mark-end text:id="IMark86748072"/><text:alphabetical-index-mark-end text:id="IMark70799192"/><text:alphabetical-index-mark-end text:id="IMark46807704"/><text:alphabetical-index-mark-end text:id="IMark84780728"/><text:alphabetical-index-mark-end text:id="IMark72970440"/><text:alphabetical-index-mark-end text:id="IMark71093304"/><text:alphabetical-index-mark-end text:id="IMark63207240"/><text:a xlink:type="simple" xlink:href="https://orcid.org/0000-0001-8690-7030" text:style-name="Internet_20_link" text:visited-style-name="Visited_20_Internet_20_Link">.org/0000-0001-8690-7030</text:a></text:p>
      <text:p text:style-name="P2"/>
      <text:h text:style-name="Heading_20_1" text:outline-level="1"><text:bookmark-start text:name="__RefHeading___Toc941_76759228"/>Abstract.<text:bookmark-end text:name="__RefHeading___Toc941_76759228"/></text:h>
      <text:p text:style-name="P3"/>
      <text:p text:style-name="P33"><text:alphabetical-index-mark-start text:id="IMark68279576"/><text:alphabetical-index-mark-start text:id="IMark90648600"/>Sql<text:alphabetical-index-mark-end text:id="IMark90648600"/><text:alphabetical-index-mark-end text:id="IMark68279576"/>p is a very small <text:alphabetical-index-mark-start text:id="IMark71067272"/>program<text:alphabetical-index-mark-end text:id="IMark71067272"/> written in C++ that allows the user to send <text:alphabetical-index-mark-start text:id="IMark81589656"/><text:alphabetical-index-mark-start text:id="IMark59309000"/>SQL<text:alphabetical-index-mark-end text:id="IMark59309000"/><text:alphabetical-index-mark-end text:id="IMark81589656"/> <text:alphabetical-index-mark-start text:id="IMark85021784"/>queries<text:alphabetical-index-mark-end text:id="IMark85021784"/> to a <text:alphabetical-index-mark-start text:id="IMark84085368"/><text:alphabetical-index-mark-start text:id="IMark86633752"/><text:alphabetical-index-mark-start text:id="IMark73703192"/>Sql<text:alphabetical-index-mark-end text:id="IMark73703192"/><text:alphabetical-index-mark-end text:id="IMark86633752"/>ite<text:alphabetical-index-mark-end text:id="IMark84085368"/>3 <text:alphabetical-index-mark-start text:id="IMark81932984"/>database<text:alphabetical-index-mark-end text:id="IMark81932984"/> from a <text:alphabetical-index-mark-start text:id="IMark70559016"/>common<text:alphabetical-index-mark-end text:id="IMark70559016"/> <text:alphabetical-index-mark-start text:id="IMark85238616"/>terminal<text:alphabetical-index-mark-end text:id="IMark85238616"/> without the use of any <text:alphabetical-index-mark-start text:id="IMark63715000"/>application<text:alphabetical-index-mark-end text:id="IMark63715000"/> or <text:alphabetical-index-mark-start text:id="IMark69195816"/>library<text:alphabetical-index-mark-end text:id="IMark69195816"/> other than itself <text:span text:style-name="T26">and </text:span><text:alphabetical-index-mark-start text:id="IMark90925160"/><text:alphabetical-index-mark-start text:id="IMark84666920"/><text:alphabetical-index-mark-start text:id="IMark69024616"/><text:span text:style-name="T26">Sql</text:span><text:alphabetical-index-mark-end text:id="IMark69024616"/><text:alphabetical-index-mark-end text:id="IMark84666920"/><text:span text:style-name="T26">ite</text:span><text:alphabetical-index-mark-end text:id="IMark90925160"/><text:span text:style-name="T26">3</text:span>.</text:p>
      <text:p text:style-name="P3"/>
      <text:h text:style-name="Heading_20_1" text:outline-level="1"><text:bookmark-start text:name="__RefHeading___Toc943_76759228"/>Keywords.<text:bookmark-end text:name="__RefHeading___Toc943_76759228"/></text:h>
      <text:p text:style-name="P3"/>
      <text:p text:style-name="P16"><text:alphabetical-index-mark-start text:id="IMark46807704"/><text:alphabetical-index-mark-start text:id="IMark59246280"/><text:alphabetical-index-mark-start text:id="IMark86748072"/>Sql<text:alphabetical-index-mark-end text:id="IMark86748072"/><text:alphabetical-index-mark-end text:id="IMark59246280"/>ite<text:alphabetical-index-mark-end text:id="IMark46807704"/>, <text:alphabetical-index-mark-start text:id="IMark70799192"/><text:alphabetical-index-mark-start text:id="IMark52763016"/>sql<text:alphabetical-index-mark-end text:id="IMark52763016"/><text:alphabetical-index-mark-end text:id="IMark70799192"/>p, <text:alphabetical-index-mark-start text:id="IMark70556904"/><text:alphabetical-index-mark-start text:id="IMark80599320"/><text:alphabetical-index-mark-start text:id="IMark59426776"/>sql<text:alphabetical-index-mark-end text:id="IMark59426776"/><text:alphabetical-index-mark-end text:id="IMark80599320"/>ite<text:alphabetical-index-mark-end text:id="IMark70556904"/>3, data, <text:alphabetical-index-mark-start text:id="IMark84008280"/>database<text:alphabetical-index-mark-end text:id="IMark84008280"/>, <text:alphabetical-index-mark-start text:id="IMark63393688"/><text:alphabetical-index-mark-start text:id="IMark72700712"/>sql<text:alphabetical-index-mark-end text:id="IMark72700712"/><text:alphabetical-index-mark-end text:id="IMark63393688"/></text:p>
      <text:p text:style-name="P3"/>
      <text:h text:style-name="Heading_20_1" text:outline-level="1"><text:bookmark-start text:name="__RefHeading___Toc945_76759228"/>Acknowledgements.<text:bookmark-end text:name="__RefHeading___Toc945_76759228"/></text:h>
      <text:p text:style-name="P3"/>
      <text:p text:style-name="P30"><text:span text:style-name="T4">This </text:span><text:alphabetical-index-mark-start text:id="IMark73703192"/><text:alphabetical-index-mark-start text:id="IMark85021784"/><text:span text:style-name="T4">project</text:span><text:alphabetical-index-mark-end text:id="IMark85021784"/><text:alphabetical-index-mark-end text:id="IMark73703192"/><text:span text:style-name="T4"> could not have taken place without the work done by</text:span>:</text:p>
      <text:list xml:id="list7461218273277056434" text:style-name="L1">
        <text:list-header>
          <text:p text:style-name="P55"/>
        </text:list-header>
        <text:list-item>
          <text:p text:style-name="P35">The <text:alphabetical-index-mark-start text:id="IMark71578600"/><text:alphabetical-index-mark-start text:id="IMark68064824"/><text:alphabetical-index-mark-start text:id="IMark92054376"/><text:alphabetical-index-mark-start text:id="IMark72060776"/><text:alphabetical-index-mark-start text:id="IMark52202936"/><text:alphabetical-index-mark-start text:id="IMark68686632"/><text:alphabetical-index-mark-start text:id="IMark69024616"/><text:alphabetical-index-mark-start text:id="IMark90925160"/><text:alphabetical-index-mark-start text:id="IMark63026680"/><text:alphabetical-index-mark-start text:id="IMark72970440"/>develop<text:alphabetical-index-mark-end text:id="IMark72970440"/><text:alphabetical-index-mark-end text:id="IMark63026680"/>er<text:alphabetical-index-mark-end text:id="IMark90925160"/><text:alphabetical-index-mark-end text:id="IMark69024616"/><text:alphabetical-index-mark-end text:id="IMark68686632"/><text:alphabetical-index-mark-end text:id="IMark52202936"/><text:alphabetical-index-mark-end text:id="IMark72060776"/><text:alphabetical-index-mark-end text:id="IMark92054376"/><text:alphabetical-index-mark-end text:id="IMark68064824"/><text:alphabetical-index-mark-end text:id="IMark71578600"/>s of <text:alphabetical-index-mark-start text:id="IMark91229272"/><text:alphabetical-index-mark-start text:id="IMark63207240"/><text:alphabetical-index-mark-start text:id="IMark72700712"/><text:alphabetical-index-mark-start text:id="IMark84008280"/><text:alphabetical-index-mark-start text:id="IMark80599320"/><text:alphabetical-index-mark-start text:id="IMark70799192"/><text:alphabetical-index-mark-start text:id="IMark46807704"/><text:alphabetical-index-mark-start text:id="IMark59246280"/><text:alphabetical-index-mark-start text:id="IMark90654552"/><text:alphabetical-index-mark-start text:id="IMark63715000"/><text:alphabetical-index-mark-start text:id="IMark85238616"/><text:alphabetical-index-mark-start text:id="IMark70559016"/><text:alphabetical-index-mark-start text:id="IMark86633752"/>Sql<text:alphabetical-index-mark-end text:id="IMark86633752"/><text:alphabetical-index-mark-end text:id="IMark70559016"/><text:alphabetical-index-mark-end text:id="IMark85238616"/>ite<text:alphabetical-index-mark-end text:id="IMark63715000"/>3<text:alphabetical-index-mark-end text:id="IMark90654552"/><text:alphabetical-index-mark-end text:id="IMark59246280"/><text:alphabetical-index-mark-end text:id="IMark46807704"/><text:alphabetical-index-mark-end text:id="IMark70799192"/><text:alphabetical-index-mark-end text:id="IMark80599320"/><text:alphabetical-index-mark-end text:id="IMark84008280"/><text:alphabetical-index-mark-end text:id="IMark72700712"/><text:alphabetical-index-mark-end text:id="IMark63207240"/><text:alphabetical-index-mark-end text:id="IMark91229272"/><text:span text:style-name="T2">[6.</text:span><text:span text:style-name="T3">1</text:span><text:span text:style-name="T2">.]</text:span>.</text:p>
        </text:list-item>
      </text:list>
      <text:p text:style-name="P3"/>
      <text:h text:style-name="Heading_20_1" text:outline-level="1"><text:bookmark-start text:name="__RefHeading___Toc947_76759228"/><text:alphabetical-index-mark-start text:id="IMark84884664"/>License<text:alphabetical-index-mark-end text:id="IMark84884664"/> <text:span text:style-name="T5">and </text:span>info <text:span text:style-name="T5">for contributors.</text:span><text:bookmark-end text:name="__RefHeading___Toc947_76759228"/></text:h>
      <text:p text:style-name="P3"/>
      <text:p text:style-name="P31">Please read the following <text:alphabetical-index-mark-start text:id="IMark63393688"/><text:alphabetical-index-mark-start text:id="IMark90383224"/><text:alphabetical-index-mark-start text:id="IMark84780728"/><text:alphabetical-index-mark-start text:id="IMark70883096"/><text:alphabetical-index-mark-start text:id="IMark81033624"/><text:alphabetical-index-mark-start text:id="IMark91341720"/><text:alphabetical-index-mark-start text:id="IMark87881288"/><text:alphabetical-index-mark-start text:id="IMark85206680"/><text:alphabetical-index-mark-start text:id="IMark93088232"/>fil<text:alphabetical-index-mark-start text:id="IMark71204536"/>e<text:alphabetical-index-mark-end text:id="IMark93088232"/><text:alphabetical-index-mark-end text:id="IMark85206680"/><text:alphabetical-index-mark-end text:id="IMark87881288"/><text:alphabetical-index-mark-end text:id="IMark91341720"/><text:alphabetical-index-mark-end text:id="IMark81033624"/><text:alphabetical-index-mark-end text:id="IMark70883096"/><text:alphabetical-index-mark-end text:id="IMark84780728"/><text:alphabetical-index-mark-end text:id="IMark90383224"/><text:alphabetical-index-mark-end text:id="IMark63393688"/>s<text:alphabetical-index-mark-end text:id="IMark71204536"/> included with this <text:alphabetical-index-mark-start text:id="IMark86794680"/><text:alphabetical-index-mark-start text:id="IMark71093304"/>project<text:alphabetical-index-mark-end text:id="IMark71093304"/><text:alphabetical-index-mark-end text:id="IMark86794680"/>:</text:p>
      <text:p text:style-name="P31"/>
      <text:list xml:id="list3679177740587855453" text:style-name="L2">
        <text:list-item>
          <text:p text:style-name="P56"><text:alphabetical-index-mark-start text:id="IMark84764504"/><text:alphabetical-index-mark-start text:id="IMark81932984"/><text:alphabetical-index-mark-start text:id="IMark81589656"/><text:alphabetical-index-mark-start text:id="IMark91229272"/><text:alphabetical-index-mark-start text:id="IMark63207240"/><text:alphabetical-index-mark-start text:id="IMark72700712"/><text:alphabetical-index-mark-start text:id="IMark84008280"/>README<text:alphabetical-index-mark-end text:id="IMark84008280"/><text:alphabetical-index-mark-end text:id="IMark72700712"/><text:alphabetical-index-mark-end text:id="IMark63207240"/><text:alphabetical-index-mark-end text:id="IMark91229272"/><text:alphabetical-index-mark-end text:id="IMark81589656"/><text:alphabetical-index-mark-end text:id="IMark81932984"/><text:alphabetical-index-mark-end text:id="IMark84764504"/>.md: contains info on <text:alphabetical-index-mark-start text:id="IMark80599320"/><text:alphabetical-index-mark-start text:id="IMark70799192"/><text:alphabetical-index-mark-start text:id="IMark46807704"/><text:alphabetical-index-mark-start text:id="IMark59246280"/><text:alphabetical-index-mark-start text:id="IMark90654552"/><text:alphabetical-index-mark-start text:id="IMark63715000"/>setting<text:alphabetical-index-mark-end text:id="IMark63715000"/><text:alphabetical-index-mark-end text:id="IMark90654552"/><text:alphabetical-index-mark-end text:id="IMark59246280"/><text:alphabetical-index-mark-end text:id="IMark46807704"/><text:alphabetical-index-mark-end text:id="IMark70799192"/><text:alphabetical-index-mark-end text:id="IMark80599320"/> up your <text:alphabetical-index-mark-start text:id="IMark85238616"/><text:alphabetical-index-mark-start text:id="IMark70559016"/><text:alphabetical-index-mark-start text:id="IMark86633752"/><text:alphabetical-index-mark-start text:id="IMark71578600"/><text:alphabetical-index-mark-start text:id="IMark68064824"/><text:alphabetical-index-mark-start text:id="IMark92054376"/><text:alphabetical-index-mark-start text:id="IMark72060776"/><text:alphabetical-index-mark-start text:id="IMark52202936"/><text:alphabetical-index-mark-start text:id="IMark68686632"/><text:alphabetical-index-mark-start text:id="IMark69024616"/><text:alphabetical-index-mark-start text:id="IMark90925160"/><text:alphabetical-index-mark-start text:id="IMark63026680"/><text:alphabetical-index-mark-start text:id="IMark72970440"/>system<text:alphabetical-index-mark-end text:id="IMark72970440"/><text:alphabetical-index-mark-end text:id="IMark63026680"/><text:alphabetical-index-mark-end text:id="IMark90925160"/><text:alphabetical-index-mark-end text:id="IMark69024616"/><text:alphabetical-index-mark-end text:id="IMark68686632"/><text:alphabetical-index-mark-end text:id="IMark52202936"/><text:alphabetical-index-mark-end text:id="IMark72060776"/><text:alphabetical-index-mark-end text:id="IMark92054376"/><text:alphabetical-index-mark-end text:id="IMark68064824"/><text:alphabetical-index-mark-end text:id="IMark71578600"/><text:alphabetical-index-mark-end text:id="IMark86633752"/><text:alphabetical-index-mark-end text:id="IMark70559016"/><text:alphabetical-index-mark-end text:id="IMark85238616"/> and <text:alphabetical-index-mark-start text:id="IMark84085368"/><text:alphabetical-index-mark-start text:id="IMark85021784"/><text:alphabetical-index-mark-start text:id="IMark71067272"/><text:alphabetical-index-mark-start text:id="IMark68279576"/><text:alphabetical-index-mark-start text:id="IMark59309000"/><text:alphabetical-index-mark-start text:id="IMark67122536"/><text:alphabetical-index-mark-start text:id="IMark90648600"/><text:alphabetical-index-mark-start text:id="IMark85220664"/><text:alphabetical-index-mark-start text:id="IMark84884664"/><text:alphabetical-index-mark-start text:id="IMark73703192"/>install<text:alphabetical-index-mark-end text:id="IMark73703192"/><text:alphabetical-index-mark-end text:id="IMark84884664"/><text:alphabetical-index-mark-end text:id="IMark85220664"/><text:alphabetical-index-mark-end text:id="IMark90648600"/><text:alphabetical-index-mark-end text:id="IMark67122536"/><text:alphabetical-index-mark-end text:id="IMark59309000"/><text:alphabetical-index-mark-end text:id="IMark68279576"/><text:alphabetical-index-mark-end text:id="IMark71067272"/><text:alphabetical-index-mark-end text:id="IMark85021784"/><text:alphabetical-index-mark-end text:id="IMark84085368"/>ing the <text:alphabetical-index-mark-start text:id="IMark69195816"/><text:alphabetical-index-mark-start text:id="IMark52763016"/><text:alphabetical-index-mark-start text:id="IMark86748072"/><text:alphabetical-index-mark-start text:id="IMark70556904"/><text:alphabetical-index-mark-start text:id="IMark59426776"/><text:alphabetical-index-mark-start text:id="IMark81040824"/><text:alphabetical-index-mark-start text:id="IMark73216056"/><text:alphabetical-index-mark-start text:id="IMark71093304"/><text:alphabetical-index-mark-start text:id="IMark86794680"/>fil<text:alphabetical-index-mark-start text:id="IMark71204536"/>e<text:alphabetical-index-mark-end text:id="IMark86794680"/><text:alphabetical-index-mark-end text:id="IMark71093304"/><text:alphabetical-index-mark-end text:id="IMark73216056"/><text:alphabetical-index-mark-end text:id="IMark81040824"/><text:alphabetical-index-mark-end text:id="IMark59426776"/><text:alphabetical-index-mark-end text:id="IMark70556904"/><text:alphabetical-index-mark-end text:id="IMark86748072"/><text:alphabetical-index-mark-end text:id="IMark52763016"/><text:alphabetical-index-mark-end text:id="IMark69195816"/>s<text:alphabetical-index-mark-end text:id="IMark71204536"/> <text:span text:style-name="T6">related to this </text:span><text:alphabetical-index-mark-start text:id="IMark63393688"/><text:alphabetical-index-mark-start text:id="IMark90383224"/><text:span text:style-name="T6">module</text:span><text:alphabetical-index-mark-end text:id="IMark90383224"/><text:alphabetical-index-mark-end text:id="IMark63393688"/>.</text:p>
          <text:p text:style-name="P56"><text:soft-page-break/></text:p>
        </text:list-item>
        <text:list-item>
          <text:p text:style-name="P56"><text:alphabetical-index-mark-start text:id="IMark87881288"/><text:alphabetical-index-mark-start text:id="IMark85206680"/><text:alphabetical-index-mark-start text:id="IMark93088232"/><text:alphabetical-index-mark-start text:id="IMark35214712"/><text:alphabetical-index-mark-start text:id="IMark70058920"/><text:alphabetical-index-mark-start text:id="IMark84666920"/><text:alphabetical-index-mark-start text:id="IMark71204536"/>CONTRIBUTING<text:alphabetical-index-mark-end text:id="IMark71204536"/><text:alphabetical-index-mark-end text:id="IMark84666920"/><text:alphabetical-index-mark-end text:id="IMark70058920"/><text:alphabetical-index-mark-end text:id="IMark35214712"/><text:alphabetical-index-mark-end text:id="IMark93088232"/><text:alphabetical-index-mark-end text:id="IMark85206680"/><text:alphabetical-index-mark-end text:id="IMark87881288"/>.md: if you wan<text:span text:style-name="T33">t</text:span> to <text:alphabetical-index-mark-start text:id="IMark69195816"/><text:alphabetical-index-mark-start text:id="IMark52763016"/><text:alphabetical-index-mark-start text:id="IMark86748072"/><text:alphabetical-index-mark-start text:id="IMark70556904"/><text:alphabetical-index-mark-start text:id="IMark59426776"/><text:alphabetical-index-mark-start text:id="IMark81040824"/>contribute<text:alphabetical-index-mark-end text:id="IMark81040824"/><text:alphabetical-index-mark-end text:id="IMark59426776"/><text:alphabetical-index-mark-end text:id="IMark70556904"/><text:alphabetical-index-mark-end text:id="IMark86748072"/><text:alphabetical-index-mark-end text:id="IMark52763016"/><text:alphabetical-index-mark-end text:id="IMark69195816"/> to this <text:alphabetical-index-mark-start text:id="IMark73216056"/><text:alphabetical-index-mark-start text:id="IMark71093304"/>project<text:alphabetical-index-mark-end text:id="IMark71093304"/><text:alphabetical-index-mark-end text:id="IMark73216056"/>.</text:p>
          <text:p text:style-name="P56"/>
        </text:list-item>
        <text:list-item>
          <text:p text:style-name="P38"><text:alphabetical-index-mark-start text:id="IMark71067272"/><text:alphabetical-index-mark-start text:id="IMark68279576"/><text:alphabetical-index-mark-start text:id="IMark59309000"/><text:alphabetical-index-mark-start text:id="IMark67122536"/><text:alphabetical-index-mark-start text:id="IMark90648600"/><text:alphabetical-index-mark-start text:id="IMark85220664"/><text:alphabetical-index-mark-start text:id="IMark84884664"/>COPYING<text:alphabetical-index-mark-end text:id="IMark84884664"/><text:alphabetical-index-mark-end text:id="IMark85220664"/><text:alphabetical-index-mark-end text:id="IMark90648600"/><text:alphabetical-index-mark-end text:id="IMark67122536"/><text:alphabetical-index-mark-end text:id="IMark59309000"/><text:alphabetical-index-mark-end text:id="IMark68279576"/><text:alphabetical-index-mark-end text:id="IMark71067272"/>: for <text:alphabetical-index-mark-start text:id="IMark73703192"/><text:alphabetical-index-mark-start text:id="IMark85238616"/><text:alphabetical-index-mark-start text:id="IMark70559016"/><text:alphabetical-index-mark-start text:id="IMark86633752"/><text:alphabetical-index-mark-start text:id="IMark71578600"/><text:alphabetical-index-mark-start text:id="IMark68064824"/><text:alphabetical-index-mark-start text:id="IMark92054376"/><text:alphabetical-index-mark-start text:id="IMark72060776"/><text:alphabetical-index-mark-start text:id="IMark52202936"/><text:alphabetical-index-mark-start text:id="IMark68686632"/><text:alphabetical-index-mark-start text:id="IMark69024616"/>license<text:alphabetical-index-mark-end text:id="IMark69024616"/><text:alphabetical-index-mark-end text:id="IMark68686632"/><text:alphabetical-index-mark-end text:id="IMark52202936"/><text:alphabetical-index-mark-end text:id="IMark72060776"/><text:alphabetical-index-mark-end text:id="IMark92054376"/><text:alphabetical-index-mark-end text:id="IMark68064824"/><text:alphabetical-index-mark-end text:id="IMark71578600"/><text:alphabetical-index-mark-end text:id="IMark86633752"/><text:alphabetical-index-mark-end text:id="IMark70559016"/><text:alphabetical-index-mark-end text:id="IMark85238616"/><text:alphabetical-index-mark-end text:id="IMark73703192"/> <text:alphabetical-index-mark-start text:id="IMark90925160"/>in<text:alphabetical-index-mark-start text:id="IMark63026680"/><text:alphabetical-index-mark-start text:id="IMark72970440"/><text:alphabetical-index-mark-start text:id="IMark80599320"/><text:alphabetical-index-mark-start text:id="IMark70799192"/><text:alphabetical-index-mark-start text:id="IMark46807704"/><text:alphabetical-index-mark-start text:id="IMark59246280"/><text:alphabetical-index-mark-start text:id="IMark90654552"/><text:alphabetical-index-mark-start text:id="IMark63715000"/>format<text:alphabetical-index-mark-end text:id="IMark63715000"/><text:alphabetical-index-mark-end text:id="IMark90654552"/><text:alphabetical-index-mark-end text:id="IMark59246280"/><text:alphabetical-index-mark-end text:id="IMark46807704"/><text:alphabetical-index-mark-end text:id="IMark70799192"/><text:alphabetical-index-mark-end text:id="IMark80599320"/><text:alphabetical-index-mark-end text:id="IMark72970440"/><text:alphabetical-index-mark-end text:id="IMark63026680"/>ion<text:alphabetical-index-mark-end text:id="IMark90925160"/>.</text:p>
        </text:list-item>
      </text:list>
      <text:p text:style-name="P39"/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h text:style-name="P59" text:outline-level="1"><text:alphabetical-index-mark-start text:id="IMark90333832"/>Table<text:alphabetical-index-mark-end text:id="IMark90333832"/> of Contents</text:h>
          </text:index-title>
          <text:p text:style-name="P57"><text:a xlink:type="simple" xlink:href="#__RefHeading___Toc941_76759228" text:style-name="Index_20_Link" text:visited-style-name="Index_20_Link"><text:span text:style-name="Index_20_Link"/></text:a></text:p>
          <text:p text:style-name="P57"><text:a xlink:type="simple" xlink:href="#__RefHeading___Toc941_76759228" text:style-name="Index_20_Link" text:visited-style-name="Index_20_Link">Abstract.<text:tab/>1</text:a></text:p>
          <text:p text:style-name="P57"><text:a xlink:type="simple" xlink:href="#__RefHeading___Toc943_76759228" text:style-name="Index_20_Link" text:visited-style-name="Index_20_Link">Keywords.<text:tab/>1</text:a></text:p>
          <text:p text:style-name="P57"><text:a xlink:type="simple" xlink:href="#__RefHeading___Toc945_76759228" text:style-name="Index_20_Link" text:visited-style-name="Index_20_Link">Acknowledgements.<text:tab/>1</text:a></text:p>
          <text:p text:style-name="P57"><text:alphabetical-index-mark-start text:id="IMark70058920"/><text:a xlink:type="simple" xlink:href="#__RefHeading___Toc947_76759228" text:style-name="Index_20_Link" text:visited-style-name="Index_20_Link">License</text:a><text:alphabetical-index-mark-end text:id="IMark70058920"/><text:a xlink:type="simple" xlink:href="#__RefHeading___Toc947_76759228" text:style-name="Index_20_Link" text:visited-style-name="Index_20_Link"> and info for contributors.<text:tab/>1</text:a></text:p>
          <text:p text:style-name="P57"><text:a xlink:type="simple" xlink:href="#__RefHeading___Toc949_76759228" text:style-name="Index_20_Link" text:visited-style-name="Index_20_Link">1. Introduction.<text:tab/>4</text:a></text:p>
          <text:p text:style-name="P57"><text:a xlink:type="simple" xlink:href="#__RefHeading___Toc951_76759228" text:style-name="Index_20_Link" text:visited-style-name="Index_20_Link">2. Conventions, caveats and base conditions for development.<text:tab/>5</text:a></text:p>
          <text:p text:style-name="P57"><text:a xlink:type="simple" xlink:href="#__RefHeading___Toc953_76759228" text:style-name="Index_20_Link" text:visited-style-name="Index_20_Link">2.1. Terms and abbreviations used.<text:tab/>5</text:a></text:p>
          <text:p text:style-name="P57"><text:a xlink:type="simple" xlink:href="#__RefHeading___Toc955_76759228" text:style-name="Index_20_Link" text:visited-style-name="Index_20_Link">2.2. Caveats.<text:tab/>5</text:a></text:p>
          <text:p text:style-name="P57"><text:a xlink:type="simple" xlink:href="#__RefHeading___Toc957_76759228" text:style-name="Index_20_Link" text:visited-style-name="Index_20_Link">2.3.1. </text:a><text:alphabetical-index-mark-start text:id="IMark63715000"/><text:alphabetical-index-mark-start text:id="IMark71578600"/><text:a xlink:type="simple" xlink:href="#__RefHeading___Toc957_76759228" text:style-name="Index_20_Link" text:visited-style-name="Index_20_Link">SQL</text:a><text:alphabetical-index-mark-end text:id="IMark71578600"/><text:alphabetical-index-mark-end text:id="IMark63715000"/><text:a xlink:type="simple" xlink:href="#__RefHeading___Toc957_76759228" text:style-name="Index_20_Link" text:visited-style-name="Index_20_Link"> </text:a><text:alphabetical-index-mark-start text:id="IMark92054376"/><text:a xlink:type="simple" xlink:href="#__RefHeading___Toc957_76759228" text:style-name="Index_20_Link" text:visited-style-name="Index_20_Link">dialect</text:a><text:alphabetical-index-mark-end text:id="IMark92054376"/><text:a xlink:type="simple" xlink:href="#__RefHeading___Toc957_76759228" text:style-name="Index_20_Link" text:visited-style-name="Index_20_Link">.<text:tab/>5</text:a></text:p>
          <text:p text:style-name="P57"><text:a xlink:type="simple" xlink:href="#__RefHeading___Toc959_76759228" text:style-name="Index_20_Link" text:visited-style-name="Index_20_Link">2.3.2. Retrieval of </text:a><text:alphabetical-index-mark-start text:id="IMark52202936"/><text:a xlink:type="simple" xlink:href="#__RefHeading___Toc959_76759228" text:style-name="Index_20_Link" text:visited-style-name="Index_20_Link">query</text:a><text:alphabetical-index-mark-end text:id="IMark52202936"/><text:a xlink:type="simple" xlink:href="#__RefHeading___Toc959_76759228" text:style-name="Index_20_Link" text:visited-style-name="Index_20_Link"> </text:a><text:alphabetical-index-mark-start text:id="IMark68686632"/><text:alphabetical-index-mark-start text:id="IMark69024616"/><text:a xlink:type="simple" xlink:href="#__RefHeading___Toc959_76759228" text:style-name="Index_20_Link" text:visited-style-name="Index_20_Link">result</text:a><text:alphabetical-index-mark-end text:id="IMark69024616"/><text:a xlink:type="simple" xlink:href="#__RefHeading___Toc959_76759228" text:style-name="Index_20_Link" text:visited-style-name="Index_20_Link">s</text:a><text:alphabetical-index-mark-end text:id="IMark68686632"/><text:a xlink:type="simple" xlink:href="#__RefHeading___Toc959_76759228" text:style-name="Index_20_Link" text:visited-style-name="Index_20_Link">.<text:tab/>5</text:a></text:p>
          <text:p text:style-name="P57"><text:a xlink:type="simple" xlink:href="#__RefHeading___Toc961_76759228" text:style-name="Index_20_Link" text:visited-style-name="Index_20_Link">2.3.3. </text:a><text:alphabetical-index-mark-start text:id="IMark52763016"/><text:alphabetical-index-mark-start text:id="IMark61489304"/><text:a xlink:type="simple" xlink:href="#__RefHeading___Toc961_76759228" text:style-name="Index_20_Link" text:visited-style-name="Index_20_Link">Sql</text:a><text:alphabetical-index-mark-end text:id="IMark61489304"/><text:alphabetical-index-mark-end text:id="IMark52763016"/><text:a xlink:type="simple" xlink:href="#__RefHeading___Toc961_76759228" text:style-name="Index_20_Link" text:visited-style-name="Index_20_Link"> </text:a><text:alphabetical-index-mark-start text:id="IMark90333832"/><text:a xlink:type="simple" xlink:href="#__RefHeading___Toc961_76759228" text:style-name="Index_20_Link" text:visited-style-name="Index_20_Link">file</text:a><text:alphabetical-index-mark-end text:id="IMark90333832"/><text:a xlink:type="simple" xlink:href="#__RefHeading___Toc961_76759228" text:style-name="Index_20_Link" text:visited-style-name="Index_20_Link"> and </text:a><text:alphabetical-index-mark-start text:id="IMark86794680"/><text:a xlink:type="simple" xlink:href="#__RefHeading___Toc961_76759228" text:style-name="Index_20_Link" text:visited-style-name="Index_20_Link">composite</text:a><text:alphabetical-index-mark-end text:id="IMark86794680"/><text:a xlink:type="simple" xlink:href="#__RefHeading___Toc961_76759228" text:style-name="Index_20_Link" text:visited-style-name="Index_20_Link"> </text:a><text:alphabetical-index-mark-start text:id="IMark81932984"/><text:a xlink:type="simple" xlink:href="#__RefHeading___Toc961_76759228" text:style-name="Index_20_Link" text:visited-style-name="Index_20_Link">query</text:a><text:alphabetical-index-mark-end text:id="IMark81932984"/><text:a xlink:type="simple" xlink:href="#__RefHeading___Toc961_76759228" text:style-name="Index_20_Link" text:visited-style-name="Index_20_Link"> </text:a><text:alphabetical-index-mark-start text:id="IMark92054376"/><text:a xlink:type="simple" xlink:href="#__RefHeading___Toc961_76759228" text:style-name="Index_20_Link" text:visited-style-name="Index_20_Link">syntax</text:a><text:alphabetical-index-mark-end text:id="IMark92054376"/><text:a xlink:type="simple" xlink:href="#__RefHeading___Toc961_76759228" text:style-name="Index_20_Link" text:visited-style-name="Index_20_Link">.<text:tab/>6</text:a></text:p>
          <text:p text:style-name="P57"><text:a xlink:type="simple" xlink:href="#__RefHeading___Toc963_76759228" text:style-name="Index_20_Link" text:visited-style-name="Index_20_Link">2.3.4. </text:a><text:alphabetical-index-mark-start text:id="IMark52202936"/><text:alphabetical-index-mark-start text:id="IMark85238616"/><text:a xlink:type="simple" xlink:href="#__RefHeading___Toc963_76759228" text:style-name="Index_20_Link" text:visited-style-name="Index_20_Link">System</text:a><text:alphabetical-index-mark-end text:id="IMark85238616"/><text:alphabetical-index-mark-end text:id="IMark52202936"/><text:a xlink:type="simple" xlink:href="#__RefHeading___Toc963_76759228" text:style-name="Index_20_Link" text:visited-style-name="Index_20_Link"> </text:a><text:alphabetical-index-mark-start text:id="IMark59246280"/><text:a xlink:type="simple" xlink:href="#__RefHeading___Toc963_76759228" text:style-name="Index_20_Link" text:visited-style-name="Index_20_Link">call</text:a><text:alphabetical-index-mark-end text:id="IMark59246280"/><text:a xlink:type="simple" xlink:href="#__RefHeading___Toc963_76759228" text:style-name="Index_20_Link" text:visited-style-name="Index_20_Link">s.<text:tab/>7</text:a></text:p>
          <text:p text:style-name="P57"><text:a xlink:type="simple" xlink:href="#__RefHeading___Toc965_76759228" text:style-name="Index_20_Link" text:visited-style-name="Index_20_Link">3. Development.<text:tab/>8</text:a></text:p>
          <text:p text:style-name="P57"><text:a xlink:type="simple" xlink:href="#__RefHeading___Toc967_76759228" text:style-name="Index_20_Link" text:visited-style-name="Index_20_Link">3.1. Possible developments in the future.<text:tab/>8</text:a></text:p>
          <text:p text:style-name="P57"><text:a xlink:type="simple" xlink:href="#__RefHeading___Toc969_76759228" text:style-name="Index_20_Link" text:visited-style-name="Index_20_Link">3.1.1. Embed </text:a><text:alphabetical-index-mark-start text:id="IMark80599320"/><text:alphabetical-index-mark-start text:id="IMark69024616"/><text:a xlink:type="simple" xlink:href="#__RefHeading___Toc969_76759228" text:style-name="Index_20_Link" text:visited-style-name="Index_20_Link">sql</text:a><text:alphabetical-index-mark-end text:id="IMark69024616"/><text:alphabetical-index-mark-end text:id="IMark80599320"/><text:a xlink:type="simple" xlink:href="#__RefHeading___Toc969_76759228" text:style-name="Index_20_Link" text:visited-style-name="Index_20_Link">p in a multi </text:a><text:alphabetical-index-mark-start text:id="IMark63715000"/><text:a xlink:type="simple" xlink:href="#__RefHeading___Toc969_76759228" text:style-name="Index_20_Link" text:visited-style-name="Index_20_Link">thread</text:a><text:alphabetical-index-mark-end text:id="IMark63715000"/><text:a xlink:type="simple" xlink:href="#__RefHeading___Toc969_76759228" text:style-name="Index_20_Link" text:visited-style-name="Index_20_Link">ed </text:a><text:alphabetical-index-mark-start text:id="IMark52202936"/><text:a xlink:type="simple" xlink:href="#__RefHeading___Toc969_76759228" text:style-name="Index_20_Link" text:visited-style-name="Index_20_Link">environment</text:a><text:alphabetical-index-mark-end text:id="IMark52202936"/><text:a xlink:type="simple" xlink:href="#__RefHeading___Toc969_76759228" text:style-name="Index_20_Link" text:visited-style-name="Index_20_Link">.<text:tab/>8</text:a></text:p>
          <text:p text:style-name="P57"><text:a xlink:type="simple" xlink:href="#__RefHeading___Toc971_76759228" text:style-name="Index_20_Link" text:visited-style-name="Index_20_Link">3.1.2. </text:a><text:alphabetical-index-mark-start text:id="IMark92054376"/><text:a xlink:type="simple" xlink:href="#__RefHeading___Toc971_76759228" text:style-name="Index_20_Link" text:visited-style-name="Index_20_Link">Call</text:a><text:alphabetical-index-mark-end text:id="IMark92054376"/><text:a xlink:type="simple" xlink:href="#__RefHeading___Toc971_76759228" text:style-name="Index_20_Link" text:visited-style-name="Index_20_Link"> </text:a><text:alphabetical-index-mark-start text:id="IMark69024616"/><text:alphabetical-index-mark-start text:id="IMark80599320"/><text:a xlink:type="simple" xlink:href="#__RefHeading___Toc971_76759228" text:style-name="Index_20_Link" text:visited-style-name="Index_20_Link">sql</text:a><text:alphabetical-index-mark-end text:id="IMark80599320"/><text:alphabetical-index-mark-end text:id="IMark69024616"/><text:a xlink:type="simple" xlink:href="#__RefHeading___Toc971_76759228" text:style-name="Index_20_Link" text:visited-style-name="Index_20_Link">p from within an un</text:a><text:alphabetical-index-mark-start text:id="IMark90925160"/><text:a xlink:type="simple" xlink:href="#__RefHeading___Toc971_76759228" text:style-name="Index_20_Link" text:visited-style-name="Index_20_Link">common</text:a><text:alphabetical-index-mark-end text:id="IMark90925160"/><text:a xlink:type="simple" xlink:href="#__RefHeading___Toc971_76759228" text:style-name="Index_20_Link" text:visited-style-name="Index_20_Link"> language.<text:tab/>8</text:a></text:p>
          <text:p text:style-name="P57"><text:a xlink:type="simple" xlink:href="#__RefHeading___Toc973_76759228" text:style-name="Index_20_Link" text:visited-style-name="Index_20_Link">3.1.3. Provide multi </text:a><text:alphabetical-index-mark-start text:id="IMark70883096"/><text:a xlink:type="simple" xlink:href="#__RefHeading___Toc973_76759228" text:style-name="Index_20_Link" text:visited-style-name="Index_20_Link">thread</text:a><text:alphabetical-index-mark-end text:id="IMark70883096"/><text:a xlink:type="simple" xlink:href="#__RefHeading___Toc973_76759228" text:style-name="Index_20_Link" text:visited-style-name="Index_20_Link">ing capability from within </text:a><text:alphabetical-index-mark-start text:id="IMark63393688"/><text:alphabetical-index-mark-start text:id="IMark92054376"/><text:a xlink:type="simple" xlink:href="#__RefHeading___Toc973_76759228" text:style-name="Index_20_Link" text:visited-style-name="Index_20_Link">sql</text:a><text:alphabetical-index-mark-end text:id="IMark92054376"/><text:alphabetical-index-mark-end text:id="IMark63393688"/><text:a xlink:type="simple" xlink:href="#__RefHeading___Toc973_76759228" text:style-name="Index_20_Link" text:visited-style-name="Index_20_Link">p.<text:tab/>9</text:a></text:p>
          <text:p text:style-name="P57"><text:a xlink:type="simple" xlink:href="#__RefHeading___Toc975_76759228" text:style-name="Index_20_Link" text:visited-style-name="Index_20_Link">3.2. </text:a><text:alphabetical-index-mark-start text:id="IMark52763016"/><text:a xlink:type="simple" xlink:href="#__RefHeading___Toc975_76759228" text:style-name="Index_20_Link" text:visited-style-name="Index_20_Link">Operating</text:a><text:alphabetical-index-mark-end text:id="IMark52763016"/><text:a xlink:type="simple" xlink:href="#__RefHeading___Toc975_76759228" text:style-name="Index_20_Link" text:visited-style-name="Index_20_Link"> </text:a><text:alphabetical-index-mark-start text:id="IMark84666920"/><text:alphabetical-index-mark-start text:id="IMark59246280"/><text:a xlink:type="simple" xlink:href="#__RefHeading___Toc975_76759228" text:style-name="Index_20_Link" text:visited-style-name="Index_20_Link">system</text:a><text:alphabetical-index-mark-end text:id="IMark59246280"/><text:alphabetical-index-mark-end text:id="IMark84666920"/><text:a xlink:type="simple" xlink:href="#__RefHeading___Toc975_76759228" text:style-name="Index_20_Link" text:visited-style-name="Index_20_Link">.<text:tab/>9</text:a></text:p>
          <text:p text:style-name="P57"><text:a xlink:type="simple" xlink:href="#__RefHeading___Toc977_76759228" text:style-name="Index_20_Link" text:visited-style-name="Index_20_Link">4. Structure<text:tab/>10</text:a></text:p>
          <text:p text:style-name="P57"><text:a xlink:type="simple" xlink:href="#__RefHeading___Toc979_76759228" text:style-name="Index_20_Link" text:visited-style-name="Index_20_Link">4.1. </text:a><text:alphabetical-index-mark-start text:id="IMark68686632"/><text:a xlink:type="simple" xlink:href="#__RefHeading___Toc979_76759228" text:style-name="Index_20_Link" text:visited-style-name="Index_20_Link">/doc</text:a><text:alphabetical-index-mark-end text:id="IMark68686632"/><text:a xlink:type="simple" xlink:href="#__RefHeading___Toc979_76759228" text:style-name="Index_20_Link" text:visited-style-name="Index_20_Link"><text:tab/>10</text:a></text:p>
          <text:p text:style-name="P57"><text:a xlink:type="simple" xlink:href="#__RefHeading___Toc981_76759228" text:style-name="Index_20_Link" text:visited-style-name="Index_20_Link">4.2. </text:a><text:alphabetical-index-mark-start text:id="IMark84884664"/><text:a xlink:type="simple" xlink:href="#__RefHeading___Toc981_76759228" text:style-name="Index_20_Link" text:visited-style-name="Index_20_Link">/examples</text:a><text:alphabetical-index-mark-end text:id="IMark84884664"/><text:a xlink:type="simple" xlink:href="#__RefHeading___Toc981_76759228" text:style-name="Index_20_Link" text:visited-style-name="Index_20_Link"><text:tab/>10</text:a></text:p>
          <text:p text:style-name="P57"><text:a xlink:type="simple" xlink:href="#__RefHeading___Toc983_76759228" text:style-name="Index_20_Link" text:visited-style-name="Index_20_Link">5. Use<text:tab/>11</text:a></text:p>
          <text:p text:style-name="P57"><text:a xlink:type="simple" xlink:href="#__RefHeading___Toc985_76759228" text:style-name="Index_20_Link" text:visited-style-name="Index_20_Link">5.1. </text:a><text:alphabetical-index-mark-start text:id="IMark81932984"/><text:a xlink:type="simple" xlink:href="#__RefHeading___Toc985_76759228" text:style-name="Index_20_Link" text:visited-style-name="Index_20_Link">Install</text:a><text:alphabetical-index-mark-end text:id="IMark81932984"/><text:a xlink:type="simple" xlink:href="#__RefHeading___Toc985_76759228" text:style-name="Index_20_Link" text:visited-style-name="Index_20_Link">ation<text:tab/>11</text:a></text:p>
          <text:p text:style-name="P57"><text:a xlink:type="simple" xlink:href="#__RefHeading___Toc987_76759228" text:style-name="Index_20_Link" text:visited-style-name="Index_20_Link">5.1.1. Co</text:a><text:alphabetical-index-mark-start text:id="IMark92054376"/><text:a xlink:type="simple" xlink:href="#__RefHeading___Toc987_76759228" text:style-name="Index_20_Link" text:visited-style-name="Index_20_Link">mpi</text:a><text:alphabetical-index-mark-end text:id="IMark92054376"/><text:a xlink:type="simple" xlink:href="#__RefHeading___Toc987_76759228" text:style-name="Index_20_Link" text:visited-style-name="Index_20_Link">lation<text:tab/>11</text:a></text:p>
          <text:p text:style-name="P57"><text:a xlink:type="simple" xlink:href="#__RefHeading___Toc989_76759228" text:style-name="Index_20_Link" text:visited-style-name="Index_20_Link">5.2. De</text:a><text:alphabetical-index-mark-start text:id="IMark71093304"/><text:a xlink:type="simple" xlink:href="#__RefHeading___Toc989_76759228" text:style-name="Index_20_Link" text:visited-style-name="Index_20_Link">install</text:a><text:alphabetical-index-mark-end text:id="IMark71093304"/><text:a xlink:type="simple" xlink:href="#__RefHeading___Toc989_76759228" text:style-name="Index_20_Link" text:visited-style-name="Index_20_Link">ation<text:tab/>11</text:a></text:p>
          <text:p text:style-name="P57"><text:a xlink:type="simple" xlink:href="#__RefHeading___Toc991_76759228" text:style-name="Index_20_Link" text:visited-style-name="Index_20_Link">5.3. Usage<text:tab/>12</text:a></text:p>
          <text:p text:style-name="P57"><text:a xlink:type="simple" xlink:href="#__RefHeading___Toc993_76759228" text:style-name="Index_20_Link" text:visited-style-name="Index_20_Link">6. Sources<text:tab/>13</text:a></text:p>
          <text:p text:style-name="P57"><text:a xlink:type="simple" xlink:href="#__RefHeading___Toc94119_76759228" text:style-name="Index_20_Link" text:visited-style-name="Index_20_Link">Alphabetical Index<text:tab/>14</text:a></text:p>
        </text:index-body>
      </text:table-of-content>
      <text:p text:style-name="P37"><text:soft-page-break/></text:p>
      <text:h text:style-name="P59" text:outline-level="1"><text:bookmark-start text:name="__RefHeading___Toc949_76759228"/>1. Introduction.<text:bookmark-end text:name="__RefHeading___Toc949_76759228"/></text:h>
      <text:p text:style-name="P3"/>
      <text:p text:style-name="P34"><text:alphabetical-index-mark-start text:id="IMark92054376"/><text:alphabetical-index-mark-start text:id="IMark72060776"/><text:alphabetical-index-mark-start text:id="IMark68279576"/>Sql<text:alphabetical-index-mark-end text:id="IMark68279576"/><text:alphabetical-index-mark-end text:id="IMark72060776"/>ite<text:alphabetical-index-mark-end text:id="IMark92054376"/>3 is one of the most widely used <text:alphabetical-index-mark-start text:id="IMark70799192"/>relational<text:alphabetical-index-mark-end text:id="IMark70799192"/> <text:alphabetical-index-mark-start text:id="IMark67122536"/>database<text:alphabetical-index-mark-end text:id="IMark67122536"/> <text:alphabetical-index-mark-start text:id="IMark73703192"/><text:alphabetical-index-mark-start text:id="IMark63207240"/>system<text:alphabetical-index-mark-end text:id="IMark63207240"/><text:alphabetical-index-mark-end text:id="IMark73703192"/>s; it is very simple, lightweight and fast, and while it cannot be compared with great <text:alphabetical-index-mark-start text:id="IMark70559016"/>server<text:alphabetical-index-mark-end text:id="IMark70559016"/> - based <text:alphabetical-index-mark-start text:id="IMark84884664"/>relational<text:alphabetical-index-mark-end text:id="IMark84884664"/> <text:alphabetical-index-mark-start text:id="IMark86794680"/>database<text:alphabetical-index-mark-end text:id="IMark86794680"/> <text:alphabetical-index-mark-start text:id="IMark63393688"/><text:alphabetical-index-mark-start text:id="IMark86633752"/>system<text:alphabetical-index-mark-end text:id="IMark86633752"/><text:alphabetical-index-mark-end text:id="IMark63393688"/>s in terms of versatility or capabilities, it does fill a niche for many users, <text:span text:style-name="T26">probably most of those that need a </text:span><text:alphabetical-index-mark-start text:id="IMark71093304"/><text:span text:style-name="T26">relational</text:span><text:alphabetical-index-mark-end text:id="IMark71093304"/><text:span text:style-name="T26"> </text:span><text:alphabetical-index-mark-start text:id="IMark59309000"/><text:span text:style-name="T26">database</text:span><text:alphabetical-index-mark-end text:id="IMark59309000"/><text:span text:style-name="T26"> </text:span><text:alphabetical-index-mark-start text:id="IMark90925160"/><text:alphabetical-index-mark-start text:id="IMark84666920"/><text:span text:style-name="T26">system</text:span><text:alphabetical-index-mark-end text:id="IMark84666920"/><text:alphabetical-index-mark-end text:id="IMark90925160"/><text:span text:style-name="T26"> without the complications involved in maintaining a </text:span><text:alphabetical-index-mark-start text:id="IMark71067272"/><text:span text:style-name="T26">server</text:span><text:alphabetical-index-mark-end text:id="IMark71067272"/><text:span text:style-name="T26"> – based alternative such as </text:span><text:alphabetical-index-mark-start text:id="IMark59246280"/><text:span text:style-name="T26">Postgre</text:span><text:alphabetical-index-mark-start text:id="IMark52202936"/><text:alphabetical-index-mark-start text:id="IMark85220664"/><text:span text:style-name="T26">SQL</text:span><text:alphabetical-index-mark-end text:id="IMark85220664"/><text:alphabetical-index-mark-end text:id="IMark52202936"/><text:alphabetical-index-mark-end text:id="IMark59246280"/><text:span text:style-name="T26">, </text:span><text:alphabetical-index-mark-start text:id="IMark80599320"/><text:span text:style-name="T26">My</text:span><text:alphabetical-index-mark-start text:id="IMark90333832"/><text:alphabetical-index-mark-start text:id="IMark90648600"/><text:span text:style-name="T26">sql</text:span><text:alphabetical-index-mark-end text:id="IMark90648600"/><text:alphabetical-index-mark-end text:id="IMark90333832"/><text:alphabetical-index-mark-end text:id="IMark80599320"/><text:span text:style-name="T26"> or </text:span><text:alphabetical-index-mark-start text:id="IMark59426776"/><text:span text:style-name="T26">MariaDB</text:span><text:alphabetical-index-mark-end text:id="IMark59426776"/>.</text:p>
      <text:p text:style-name="P4"/>
      <text:p text:style-name="P16">Recently I have been developing a <text:alphabetical-index-mark-start text:id="IMark90383224"/>dataset<text:alphabetical-index-mark-end text:id="IMark90383224"/> based on a <text:alphabetical-index-mark-start text:id="IMark63715000"/><text:alphabetical-index-mark-start text:id="IMark85021784"/><text:alphabetical-index-mark-start text:id="IMark81040824"/>Sql<text:alphabetical-index-mark-end text:id="IMark81040824"/><text:alphabetical-index-mark-end text:id="IMark85021784"/>ite<text:alphabetical-index-mark-end text:id="IMark63715000"/>3 <text:alphabetical-index-mark-start text:id="IMark86748072"/>database<text:alphabetical-index-mark-end text:id="IMark86748072"/>. Being a <text:alphabetical-index-mark-start text:id="IMark59290568"/>relational<text:alphabetical-index-mark-end text:id="IMark59290568"/> <text:alphabetical-index-mark-start text:id="IMark91229272"/><text:alphabetical-index-mark-start text:id="IMark91177400"/>system<text:alphabetical-index-mark-end text:id="IMark91177400"/><text:alphabetical-index-mark-end text:id="IMark91229272"/>, <text:alphabetical-index-mark-start text:id="IMark84764504"/>dataset<text:alphabetical-index-mark-end text:id="IMark84764504"/>s constructed using <text:alphabetical-index-mark-start text:id="IMark81932984"/><text:alphabetical-index-mark-start text:id="IMark61489304"/><text:alphabetical-index-mark-start text:id="IMark71406984"/>Sql<text:alphabetical-index-mark-end text:id="IMark71406984"/><text:alphabetical-index-mark-end text:id="IMark61489304"/>ite<text:alphabetical-index-mark-end text:id="IMark81932984"/>3 are far better <text:span text:style-name="T26">to </text:span><text:alphabetical-index-mark-start text:id="IMark81589656"/><text:span text:style-name="T26">handle</text:span><text:alphabetical-index-mark-end text:id="IMark81589656"/><text:span text:style-name="T26"> and to safely keep data </text:span>than <text:alphabetical-index-mark-start text:id="IMark73216056"/>common<text:alphabetical-index-mark-end text:id="IMark73216056"/> flat <text:alphabetical-index-mark-start text:id="IMark85238616"/>file<text:alphabetical-index-mark-end text:id="IMark85238616"/> <text:alphabetical-index-mark-start text:id="IMark63026680"/>format<text:alphabetical-index-mark-end text:id="IMark63026680"/>s used for <text:alphabetical-index-mark-start text:id="IMark72970440"/>dataset<text:alphabetical-index-mark-end text:id="IMark72970440"/> creation, no t to mention the fact that data scientists usually spend more time preparing the data from a conventional <text:alphabetical-index-mark-start text:id="IMark46807704"/>dataset<text:alphabetical-index-mark-end text:id="IMark46807704"/> than actually using the data to do the actual research.</text:p>
      <text:p text:style-name="P16"/>
      <text:p text:style-name="P16">In this regard, <text:alphabetical-index-mark-start text:id="IMark70237832"/><text:alphabetical-index-mark-start text:id="IMark70058920"/>SQL<text:alphabetical-index-mark-end text:id="IMark70058920"/><text:alphabetical-index-mark-end text:id="IMark70237832"/> offers several <text:alphabetical-index-mark-start text:id="IMark68686632"/>advantage<text:alphabetical-index-mark-end text:id="IMark68686632"/>s over <text:alphabetical-index-mark-start text:id="IMark69323512"/>tool<text:alphabetical-index-mark-end text:id="IMark69323512"/>s used for flat <text:alphabetical-index-mark-start text:id="IMark68003016"/>file<text:alphabetical-index-mark-end text:id="IMark68003016"/>s, plus, data integrity is better on <text:alphabetical-index-mark-start text:id="IMark117597544"/>relational<text:alphabetical-index-mark-end text:id="IMark117597544"/> <text:alphabetical-index-mark-start text:id="IMark70568872"/>database<text:alphabetical-index-mark-end text:id="IMark70568872"/>s. <text:span text:style-name="T12">However, </text:span><text:alphabetical-index-mark-start text:id="IMark61451688"/><text:alphabetical-index-mark-start text:id="IMark73287720"/><text:alphabetical-index-mark-start text:id="IMark70014584"/><text:span text:style-name="T12">Sql</text:span><text:alphabetical-index-mark-end text:id="IMark70014584"/><text:alphabetical-index-mark-end text:id="IMark73287720"/><text:span text:style-name="T12">ite</text:span><text:alphabetical-index-mark-end text:id="IMark61451688"/><text:span text:style-name="T12">3 has some limitations, and one of those is that it is not easy to </text:span><text:alphabetical-index-mark-start text:id="IMark86684696"/><text:span text:style-name="T12">execute</text:span><text:alphabetical-index-mark-end text:id="IMark86684696"/><text:span text:style-name="T12"> a significant number of </text:span><text:alphabetical-index-mark-start text:id="IMark37678680"/><text:span text:style-name="T12">queries</text:span><text:alphabetical-index-mark-end text:id="IMark37678680"/><text:span text:style-name="T12"> or </text:span><text:alphabetical-index-mark-start text:id="IMark63393688"/><text:alphabetical-index-mark-start text:id="IMark86633752"/><text:span text:style-name="T12">SQL</text:span><text:alphabetical-index-mark-end text:id="IMark86633752"/><text:alphabetical-index-mark-end text:id="IMark63393688"/><text:span text:style-name="T12"> </text:span><text:alphabetical-index-mark-start text:id="IMark86794680"/><text:span text:style-name="T12">sentence</text:span><text:alphabetical-index-mark-end text:id="IMark86794680"/><text:span text:style-name="T12">s at once using scripts or </text:span><text:alphabetical-index-mark-start text:id="IMark84884664"/><text:span text:style-name="T12">program</text:span><text:alphabetical-index-mark-end text:id="IMark84884664"/><text:span text:style-name="T12">s, like it is generally possible with products like those I mentioned before.</text:span></text:p>
      <text:p text:style-name="P16"/>
      <text:p text:style-name="P17">The development of this particular <text:alphabetical-index-mark-start text:id="IMark92054376"/>dataset<text:alphabetical-index-mark-end text:id="IMark92054376"/> requires constant updates and a processing protocol for the data entered that soon became <text:alphabetical-index-mark-start text:id="IMark72060776"/>repetitive<text:alphabetical-index-mark-end text:id="IMark72060776"/>, so I decided to write myself a <text:alphabetical-index-mark-start text:id="IMark68279576"/>program<text:alphabetical-index-mark-end text:id="IMark68279576"/> to help me automate the whole work, and thus I wrote <text:alphabetical-index-mark-start text:id="IMark70556904"/><text:alphabetical-index-mark-start text:id="IMark70883096"/>sql<text:alphabetical-index-mark-end text:id="IMark70883096"/><text:alphabetical-index-mark-end text:id="IMark70556904"/>c.</text:p>
      <text:p text:style-name="P17"/>
      <text:p text:style-name="P17"><text:span text:style-name="T26">This is not an ambitious project but a home – grown solution, so to speak. </text:span>It does not pretend to be a <text:span text:style-name="T26">super </text:span><text:alphabetical-index-mark-start text:id="IMark84666920"/><text:span text:style-name="T26">tool</text:span><text:alphabetical-index-mark-end text:id="IMark84666920"/><text:span text:style-name="T26"> of any kind</text:span> but it does the work of executing <text:alphabetical-index-mark-start text:id="IMark71067272"/>independent<text:alphabetical-index-mark-end text:id="IMark71067272"/> <text:alphabetical-index-mark-start text:id="IMark59246280"/><text:alphabetical-index-mark-start text:id="IMark52202936"/>SQL<text:alphabetical-index-mark-end text:id="IMark52202936"/><text:alphabetical-index-mark-end text:id="IMark59246280"/> <text:alphabetical-index-mark-start text:id="IMark85220664"/>queries<text:alphabetical-index-mark-end text:id="IMark85220664"/> or series of several <text:alphabetical-index-mark-start text:id="IMark80599320"/>queries<text:alphabetical-index-mark-end text:id="IMark80599320"/> grouped into a <text:alphabetical-index-mark-start text:id="IMark90333832"/>single<text:alphabetical-index-mark-end text:id="IMark90333832"/> <text:alphabetical-index-mark-start text:id="IMark90648600"/>file<text:alphabetical-index-mark-end text:id="IMark90648600"/>.</text:p>
      <text:p text:style-name="P17"/>
      <text:p text:style-name="P17"/>
      <text:p text:style-name="P4"/>
      <text:p text:style-name="P6"/>
      <text:p text:style-name="P13"/>
      <text:p text:style-name="P14"/>
      <text:p text:style-name="P3"/>
      <text:h text:style-name="P59" text:outline-level="1"><text:bookmark-start text:name="__RefHeading___Toc951_76759228"/>2. Conventions, caveats and base conditions for development.<text:bookmark-end text:name="__RefHeading___Toc951_76759228"/></text:h>
      <text:p text:style-name="P3"/>
      <text:p text:style-name="P10">Take into consideration these <text:alphabetical-index-mark-start text:id="IMark85238616"/>factor<text:alphabetical-index-mark-end text:id="IMark85238616"/>s.</text:p>
      <text:p text:style-name="P7"/>
      <text:h text:style-name="Heading_20_2" text:outline-level="2"><text:bookmark-start text:name="__RefHeading___Toc953_76759228"/>2.1. Terms and abbreviations used.<text:bookmark-end text:name="__RefHeading___Toc953_76759228"/></text:h>
      <text:p text:style-name="P10"/>
      <text:p text:style-name="P10"><text:span text:style-name="T13">DB</text:span>: <text:span text:style-name="T13">Data base</text:span>.</text:p>
      <text:p text:style-name="P10"/>
      <text:p text:style-name="P10"><text:span text:style-name="T13">RDB</text:span>: <text:alphabetical-index-mark-start text:id="IMark61451688"/><text:span text:style-name="T13">Relational</text:span><text:alphabetical-index-mark-end text:id="IMark61451688"/><text:span text:style-name="T13"> data base</text:span>.</text:p>
      <text:p text:style-name="P10"/>
      <text:p text:style-name="P10"><text:alphabetical-index-mark-start text:id="IMark84884664"/>R<text:alphabetical-index-mark-start text:id="IMark63207240"/><text:span text:style-name="T13">DBMS</text:span><text:alphabetical-index-mark-end text:id="IMark63207240"/><text:alphabetical-index-mark-end text:id="IMark84884664"/>: <text:alphabetical-index-mark-start text:id="IMark73703192"/>Re<text:span text:style-name="T13">lational</text:span><text:alphabetical-index-mark-end text:id="IMark73703192"/><text:span text:style-name="T13"> data base </text:span><text:alphabetical-index-mark-start text:id="IMark70799192"/><text:span text:style-name="T13">manage</text:span><text:alphabetical-index-mark-end text:id="IMark70799192"/><text:span text:style-name="T13">ment </text:span><text:alphabetical-index-mark-start text:id="IMark67122536"/><text:alphabetical-index-mark-start text:id="IMark70883096"/><text:span text:style-name="T13">system</text:span><text:alphabetical-index-mark-end text:id="IMark70883096"/><text:alphabetical-index-mark-end text:id="IMark67122536"/>.</text:p>
      <text:p text:style-name="P10"/>
      <text:p text:style-name="P10"/>
      <text:h text:style-name="Heading_20_2" text:outline-level="2"><text:bookmark-start text:name="__RefHeading___Toc955_76759228"/>2.2. Caveats.<text:bookmark-end text:name="__RefHeading___Toc955_76759228"/></text:h>
      <text:p text:style-name="P10"/>
      <text:p text:style-name="P10"><text:span text:style-name="T27">While using </text:span><text:alphabetical-index-mark-start text:id="IMark90648600"/><text:alphabetical-index-mark-start text:id="IMark80599320"/><text:span text:style-name="T27">sql</text:span><text:alphabetical-index-mark-end text:id="IMark80599320"/><text:alphabetical-index-mark-end text:id="IMark90648600"/><text:span text:style-name="T27">c y</text:span>ou should be aware of:</text:p>
      <text:p text:style-name="P10"/>
      <text:h text:style-name="Heading_20_3" text:outline-level="3"><text:bookmark-start text:name="__RefHeading___Toc957_76759228"/>2.3.1. <text:alphabetical-index-mark-start text:id="IMark69024616"/><text:alphabetical-index-mark-start text:id="IMark61489304"/>S<text:span text:style-name="T13">QL</text:span><text:alphabetical-index-mark-end text:id="IMark61489304"/><text:alphabetical-index-mark-end text:id="IMark69024616"/><text:span text:style-name="T13"> </text:span><text:alphabetical-index-mark-start text:id="IMark81932984"/><text:span text:style-name="T13">dialect</text:span><text:alphabetical-index-mark-end text:id="IMark81932984"/><text:span text:style-name="T13">.</text:span><text:bookmark-end text:name="__RefHeading___Toc957_76759228"/></text:h>
      <text:p text:style-name="P10"/>
      <text:p text:style-name="P10"><text:alphabetical-index-mark-start text:id="IMark86748072"/><text:alphabetical-index-mark-start text:id="IMark59290568"/><text:alphabetical-index-mark-start text:id="IMark85021784"/><text:span text:style-name="T13">Sql</text:span><text:alphabetical-index-mark-end text:id="IMark85021784"/><text:alphabetical-index-mark-end text:id="IMark59290568"/><text:span text:style-name="T13">ite</text:span><text:alphabetical-index-mark-end text:id="IMark86748072"/><text:span text:style-name="T13">3 uses its own </text:span><text:alphabetical-index-mark-start text:id="IMark63715000"/><text:alphabetical-index-mark-start text:id="IMark90383224"/><text:span text:style-name="T13">SQL</text:span><text:alphabetical-index-mark-end text:id="IMark90383224"/><text:alphabetical-index-mark-end text:id="IMark63715000"/><text:span text:style-name="T13"> </text:span><text:alphabetical-index-mark-start text:id="IMark81040824"/><text:span text:style-name="T13">dialect</text:span><text:alphabetical-index-mark-end text:id="IMark81040824"/>. <text:span text:style-name="T13">This </text:span><text:alphabetical-index-mark-start text:id="IMark90654552"/><text:span text:style-name="T13">program</text:span><text:alphabetical-index-mark-end text:id="IMark90654552"/><text:span text:style-name="T13"> does not do anything with the </text:span><text:alphabetical-index-mark-start text:id="IMark81589656"/><text:span text:style-name="T13">code</text:span><text:alphabetical-index-mark-end text:id="IMark81589656"/><text:span text:style-name="T13"> passed to </text:span><text:alphabetical-index-mark-start text:id="IMark72970440"/><text:alphabetical-index-mark-start text:id="IMark63026680"/><text:alphabetical-index-mark-start text:id="IMark46807704"/><text:span text:style-name="T13">Sql</text:span><text:alphabetical-index-mark-end text:id="IMark46807704"/><text:alphabetical-index-mark-end text:id="IMark63026680"/><text:span text:style-name="T13">ite</text:span><text:alphabetical-index-mark-end text:id="IMark72970440"/><text:span text:style-name="T13">3; however you still need to pass adequate </text:span><text:alphabetical-index-mark-start text:id="IMark73216056"/><text:span text:style-name="T13">code</text:span><text:alphabetical-index-mark-end text:id="IMark73216056"/><text:span text:style-name="T13">. </text:span><text:alphabetical-index-mark-start text:id="IMark85238616"/><text:alphabetical-index-mark-start text:id="IMark71578600"/><text:span text:style-name="T13">Sql</text:span><text:alphabetical-index-mark-end text:id="IMark71578600"/><text:alphabetical-index-mark-end text:id="IMark85238616"/><text:span text:style-name="T13">c does not prevent on it</text:span></text:p>
      <text:p text:style-name="P10"/>
      <text:p text:style-name="P10"/>
      <text:h text:style-name="Heading_20_3" text:outline-level="3"><text:bookmark-start text:name="__RefHeading___Toc959_76759228"/>2.3.2. <text:span text:style-name="T13">Retrieval of </text:span><text:alphabetical-index-mark-start text:id="IMark70014584"/><text:span text:style-name="T13">query</text:span><text:alphabetical-index-mark-end text:id="IMark70014584"/><text:span text:style-name="T13"> </text:span><text:alphabetical-index-mark-start text:id="IMark86684696"/><text:alphabetical-index-mark-start text:id="IMark61451688"/><text:span text:style-name="T13">result</text:span><text:alphabetical-index-mark-end text:id="IMark61451688"/><text:span text:style-name="T13">s</text:span><text:alphabetical-index-mark-end text:id="IMark86684696"/><text:span text:style-name="T13">.</text:span><text:bookmark-end text:name="__RefHeading___Toc959_76759228"/></text:h>
      <text:p text:style-name="P10"/>
      <text:p text:style-name="P44"><text:span text:style-name="T13">Some </text:span><text:alphabetical-index-mark-start text:id="IMark70556904"/><text:span text:style-name="T13">queries</text:span><text:alphabetical-index-mark-end text:id="IMark70556904"/><text:span text:style-name="T13"> </text:span><text:alphabetical-index-mark-start text:id="IMark84884664"/><text:span text:style-name="T13">return</text:span><text:alphabetical-index-mark-end text:id="IMark84884664"/><text:span text:style-name="T13"> </text:span><text:alphabetical-index-mark-start text:id="IMark63207240"/><text:alphabetical-index-mark-start text:id="IMark73703192"/><text:span text:style-name="T13">result</text:span><text:alphabetical-index-mark-end text:id="IMark73703192"/><text:span text:style-name="T13">s</text:span><text:alphabetical-index-mark-end text:id="IMark63207240"/><text:span text:style-name="T13">, while others do not. A </text:span><text:alphabetical-index-mark-start text:id="IMark70799192"/><text:span text:style-name="T13">SELECT</text:span><text:alphabetical-index-mark-end text:id="IMark70799192"/><text:span text:style-name="T13"> produces essentially a </text:span><text:alphabetical-index-mark-start text:id="IMark70883096"/><text:span text:style-name="T13">select</text:span><text:alphabetical-index-mark-end text:id="IMark70883096"/><text:span text:style-name="T13">ion or </text:span><text:alphabetical-index-mark-start text:id="IMark67122536"/><text:span text:style-name="T13">listing</text:span><text:alphabetical-index-mark-end text:id="IMark67122536"/><text:span text:style-name="T13">, while an </text:span><text:alphabetical-index-mark-start text:id="IMark72060776"/><text:span text:style-name="T13">INSERT</text:span><text:alphabetical-index-mark-end text:id="IMark72060776"/><text:span text:style-name="T13"> does not. </text:span></text:p>
      <text:p text:style-name="P44"/>
      <text:p text:style-name="P44"><text:soft-page-break/></text:p>
      <text:p text:style-name="P44"><text:span text:style-name="T13">In the case of those </text:span><text:alphabetical-index-mark-start text:id="IMark84666920"/><text:alphabetical-index-mark-start text:id="IMark85220664"/><text:span text:style-name="T13">SQL</text:span><text:alphabetical-index-mark-end text:id="IMark85220664"/><text:alphabetical-index-mark-end text:id="IMark84666920"/><text:span text:style-name="T13"> </text:span><text:alphabetical-index-mark-start text:id="IMark90648600"/><text:span text:style-name="T13">queries</text:span><text:alphabetical-index-mark-end text:id="IMark90648600"/><text:span text:style-name="T13"> that do </text:span><text:alphabetical-index-mark-start text:id="IMark80599320"/><text:span text:style-name="T13">return</text:span><text:alphabetical-index-mark-end text:id="IMark80599320"/><text:span text:style-name="T13"> </text:span><text:alphabetical-index-mark-start text:id="IMark52202936"/><text:alphabetical-index-mark-start text:id="IMark59246280"/><text:span text:style-name="T13">result</text:span><text:alphabetical-index-mark-end text:id="IMark59246280"/><text:span text:style-name="T13">s</text:span><text:alphabetical-index-mark-end text:id="IMark52202936"/><text:span text:style-name="T13"> in the form of </text:span><text:alphabetical-index-mark-start text:id="IMark59426776"/><text:span text:style-name="T13">listing</text:span><text:alphabetical-index-mark-end text:id="IMark59426776"/><text:span text:style-name="T13">s, </text:span><text:alphabetical-index-mark-start text:id="IMark71067272"/><text:alphabetical-index-mark-start text:id="IMark71204536"/><text:span text:style-name="T13">sql</text:span><text:alphabetical-index-mark-end text:id="IMark71204536"/><text:alphabetical-index-mark-end text:id="IMark71067272"/><text:span text:style-name="T13">p stores them into a </text:span><text:alphabetical-index-mark-start text:id="IMark69024616"/><text:span text:style-name="T13">file</text:span><text:alphabetical-index-mark-end text:id="IMark69024616"/><text:span text:style-name="T13"> </text:span><text:alphabetical-index-mark-start text:id="IMark61489304"/><text:span text:style-name="T13">call</text:span><text:alphabetical-index-mark-end text:id="IMark61489304"/><text:span text:style-name="T13">ed </text:span><text:alphabetical-index-mark-start text:id="IMark81932984"/><text:alphabetical-index-mark-start text:id="IMark71406984"/><text:span text:style-name="T19">sql</text:span><text:alphabetical-index-mark-end text:id="IMark71406984"/><text:alphabetical-index-mark-end text:id="IMark81932984"/><text:span text:style-name="T19">p_</text:span><text:alphabetical-index-mark-start text:id="IMark84764504"/><text:alphabetical-index-mark-start text:id="IMark91229272"/><text:span text:style-name="T19">result</text:span><text:alphabetical-index-mark-end text:id="IMark91229272"/><text:span text:style-name="T19">s</text:span><text:alphabetical-index-mark-end text:id="IMark84764504"/><text:alphabetical-index-mark-start text:id="IMark91177400"/><text:span text:style-name="T19">.txt</text:span><text:alphabetical-index-mark-end text:id="IMark91177400"/><text:span text:style-name="T13">, in which the values for every field and record are separated with the </text:span><text:alphabetical-index-mark-start text:id="IMark68064824"/><text:span text:style-name="T13">character</text:span><text:alphabetical-index-mark-end text:id="IMark68064824"/><text:span text:style-name="T13"> “|”.</text:span></text:p>
      <text:p text:style-name="P10"/>
      <text:p text:style-name="P18">Note from example <text:span text:style-name="T8">[2.3.3.2]</text:span> below that in the case of a <text:alphabetical-index-mark-start text:id="IMark73216056"/>composite<text:alphabetical-index-mark-end text:id="IMark73216056"/> <text:alphabetical-index-mark-start text:id="IMark85238616"/>query<text:alphabetical-index-mark-end text:id="IMark85238616"/>, <text:alphabetical-index-mark-start text:id="IMark71578600"/><text:alphabetical-index-mark-start text:id="IMark68686632"/>result<text:alphabetical-index-mark-end text:id="IMark68686632"/>s<text:alphabetical-index-mark-end text:id="IMark71578600"/> for the second one will be <text:alphabetical-index-mark-start text:id="IMark68003016"/>append<text:alphabetical-index-mark-end text:id="IMark68003016"/>ed to the <text:alphabetical-index-mark-start text:id="IMark70237832"/><text:alphabetical-index-mark-start text:id="IMark69323512"/>result<text:alphabetical-index-mark-end text:id="IMark69323512"/>s<text:alphabetical-index-mark-end text:id="IMark70237832"/> of the first <text:alphabetical-index-mark-start text:id="IMark70058920"/>query<text:alphabetical-index-mark-end text:id="IMark70058920"/> in <text:alphabetical-index-mark-start text:id="IMark70559016"/><text:alphabetical-index-mark-start text:id="IMark73287720"/><text:span text:style-name="T17">sql</text:span><text:alphabetical-index-mark-end text:id="IMark73287720"/><text:alphabetical-index-mark-end text:id="IMark70559016"/><text:span text:style-name="T17">p_</text:span><text:alphabetical-index-mark-start text:id="IMark70014584"/><text:alphabetical-index-mark-start text:id="IMark61451688"/><text:span text:style-name="T17">result</text:span><text:alphabetical-index-mark-end text:id="IMark61451688"/><text:span text:style-name="T17">s</text:span><text:alphabetical-index-mark-end text:id="IMark70014584"/><text:alphabetical-index-mark-start text:id="IMark86684696"/><text:span text:style-name="T17">.txt</text:span><text:alphabetical-index-mark-end text:id="IMark86684696"/>. It is up to the user in such a case to <text:alphabetical-index-mark-start text:id="IMark37678680"/>parse<text:alphabetical-index-mark-end text:id="IMark37678680"/> those <text:alphabetical-index-mark-start text:id="IMark63393688"/><text:alphabetical-index-mark-start text:id="IMark86633752"/>result<text:alphabetical-index-mark-end text:id="IMark86633752"/>s<text:alphabetical-index-mark-end text:id="IMark63393688"/> adequately, or to perform separate <text:alphabetical-index-mark-start text:id="IMark86794680"/>call<text:alphabetical-index-mark-end text:id="IMark86794680"/>s to <text:alphabetical-index-mark-start text:id="IMark68279576"/><text:alphabetical-index-mark-start text:id="IMark70556904"/>sql<text:alphabetical-index-mark-end text:id="IMark70556904"/><text:alphabetical-index-mark-end text:id="IMark68279576"/>p doing a <text:alphabetical-index-mark-start text:id="IMark84884664"/><text:alphabetical-index-mark-start text:id="IMark73703192"/>result<text:alphabetical-index-mark-end text:id="IMark73703192"/>s<text:alphabetical-index-mark-end text:id="IMark84884664"/> – producing <text:alphabetical-index-mark-start text:id="IMark63207240"/>query<text:alphabetical-index-mark-end text:id="IMark63207240"/> on each case, and extracting the data from <text:alphabetical-index-mark-start text:id="IMark70799192"/><text:alphabetical-index-mark-start text:id="IMark70883096"/><text:span text:style-name="T17">sql</text:span><text:alphabetical-index-mark-end text:id="IMark70883096"/><text:alphabetical-index-mark-end text:id="IMark70799192"/><text:span text:style-name="T17">p_</text:span><text:alphabetical-index-mark-start text:id="IMark67122536"/><text:alphabetical-index-mark-start text:id="IMark72060776"/><text:span text:style-name="T17">result</text:span><text:alphabetical-index-mark-end text:id="IMark72060776"/><text:span text:style-name="T17">s</text:span><text:alphabetical-index-mark-end text:id="IMark67122536"/><text:alphabetical-index-mark-start text:id="IMark92054376"/><text:span text:style-name="T17">.txt</text:span><text:alphabetical-index-mark-end text:id="IMark92054376"/> on each occasion.</text:p>
      <text:p text:style-name="P18"/>
      <text:p text:style-name="P45">Keep in mind that each time that <text:alphabetical-index-mark-start text:id="IMark59426776"/><text:alphabetical-index-mark-start text:id="IMark71067272"/>sql<text:alphabetical-index-mark-end text:id="IMark71067272"/><text:alphabetical-index-mark-end text:id="IMark59426776"/>c is <text:alphabetical-index-mark-start text:id="IMark71204536"/>call<text:alphabetical-index-mark-end text:id="IMark71204536"/>ed, it <text:alphabetical-index-mark-start text:id="IMark70568872"/>overwrite<text:alphabetical-index-mark-end text:id="IMark70568872"/>s <text:alphabetical-index-mark-start text:id="IMark69024616"/><text:alphabetical-index-mark-start text:id="IMark61489304"/>sql<text:alphabetical-index-mark-end text:id="IMark61489304"/><text:alphabetical-index-mark-end text:id="IMark69024616"/>p_<text:alphabetical-index-mark-start text:id="IMark81932984"/><text:alphabetical-index-mark-start text:id="IMark71406984"/>result<text:alphabetical-index-mark-end text:id="IMark71406984"/>s<text:alphabetical-index-mark-end text:id="IMark81932984"/><text:alphabetical-index-mark-start text:id="IMark63715000"/>.txt<text:alphabetical-index-mark-end text:id="IMark63715000"/>, but on each <text:alphabetical-index-mark-start text:id="IMark90383224"/>call<text:alphabetical-index-mark-end text:id="IMark90383224"/>, if <text:alphabetical-index-mark-start text:id="IMark91229272"/><text:alphabetical-index-mark-start text:id="IMark81040824"/>result<text:alphabetical-index-mark-end text:id="IMark81040824"/>s<text:alphabetical-index-mark-end text:id="IMark91229272"/> are <text:alphabetical-index-mark-start text:id="IMark84764504"/>retrieve<text:alphabetical-index-mark-end text:id="IMark84764504"/>d more than once, <text:alphabetical-index-mark-start text:id="IMark90654552"/>listing<text:alphabetical-index-mark-end text:id="IMark90654552"/>s are <text:alphabetical-index-mark-start text:id="IMark91177400"/>append<text:alphabetical-index-mark-end text:id="IMark91177400"/>ed at the end of <text:alphabetical-index-mark-start text:id="IMark117597544"/><text:alphabetical-index-mark-start text:id="IMark68064824"/>sql<text:alphabetical-index-mark-end text:id="IMark68064824"/><text:alphabetical-index-mark-end text:id="IMark117597544"/>p_<text:alphabetical-index-mark-start text:id="IMark63026680"/><text:alphabetical-index-mark-start text:id="IMark81589656"/>result<text:alphabetical-index-mark-end text:id="IMark81589656"/>s<text:alphabetical-index-mark-end text:id="IMark63026680"/><text:alphabetical-index-mark-start text:id="IMark72970440"/>.txt<text:alphabetical-index-mark-end text:id="IMark72970440"/>, thus:</text:p>
      <text:p text:style-name="P45"/>
      <text:p text:style-name="P45">2.3.2.1. <text:alphabetical-index-mark-start text:id="IMark70237832"/><text:alphabetical-index-mark-start text:id="IMark69323512"/>sql<text:alphabetical-index-mark-end text:id="IMark69323512"/><text:alphabetical-index-mark-end text:id="IMark70237832"/>p_<text:alphabetical-index-mark-start text:id="IMark68003016"/><text:alphabetical-index-mark-start text:id="IMark71578600"/>result<text:alphabetical-index-mark-end text:id="IMark71578600"/>s<text:alphabetical-index-mark-end text:id="IMark68003016"/><text:alphabetical-index-mark-start text:id="IMark68686632"/>.txt<text:alphabetical-index-mark-end text:id="IMark68686632"/> with one <text:alphabetical-index-mark-start text:id="IMark85238616"/>listing<text:alphabetical-index-mark-end text:id="IMark85238616"/></text:p>
      <text:p text:style-name="P45"/>
      <text:p text:style-name="P42"><text:span text:style-name="T17">./</text:span><text:alphabetical-index-mark-start text:id="IMark73287720"/><text:alphabetical-index-mark-start text:id="IMark90925160"/><text:span text:style-name="T21">sql</text:span><text:alphabetical-index-mark-end text:id="IMark90925160"/><text:alphabetical-index-mark-end text:id="IMark73287720"/><text:span text:style-name="T21">c </text:span><text:alphabetical-index-mark-start text:id="IMark90333832"/><text:span text:style-name="T21">your_</text:span><text:alphabetical-index-mark-start text:id="IMark61451688"/><text:span text:style-name="T21">database</text:span><text:alphabetical-index-mark-end text:id="IMark61451688"/><text:alphabetical-index-mark-end text:id="IMark90333832"/><text:span text:style-name="T21"> </text:span><text:span text:style-name="T17">“</text:span><text:alphabetical-index-mark-start text:id="IMark52763016"/><text:span text:style-name="T17">SELECT</text:span><text:alphabetical-index-mark-end text:id="IMark52763016"/><text:span text:style-name="T17"> * FROM </text:span><text:alphabetical-index-mark-start text:id="IMark70014584"/><text:span text:style-name="T17">your_</text:span><text:alphabetical-index-mark-start text:id="IMark59290568"/><text:span text:style-name="T17">table</text:span><text:alphabetical-index-mark-end text:id="IMark59290568"/><text:alphabetical-index-mark-end text:id="IMark70014584"/><text:span text:style-name="T17">_1;”</text:span></text:p>
      <text:p text:style-name="P42"><text:span text:style-name="T17"/></text:p>
      <text:p text:style-name="P54">will <text:alphabetical-index-mark-start text:id="IMark90648600"/>overwrite<text:alphabetical-index-mark-end text:id="IMark90648600"/> any existing <text:alphabetical-index-mark-start text:id="IMark67122536"/>instance<text:alphabetical-index-mark-end text:id="IMark67122536"/> of <text:alphabetical-index-mark-start text:id="IMark80599320"/><text:alphabetical-index-mark-start text:id="IMark59246280"/>sql<text:alphabetical-index-mark-end text:id="IMark59246280"/><text:alphabetical-index-mark-end text:id="IMark80599320"/>p_<text:alphabetical-index-mark-start text:id="IMark92054376"/><text:alphabetical-index-mark-start text:id="IMark86748072"/>result<text:alphabetical-index-mark-end text:id="IMark86748072"/>s<text:alphabetical-index-mark-end text:id="IMark92054376"/><text:alphabetical-index-mark-start text:id="IMark52202936"/>.txt<text:alphabetical-index-mark-end text:id="IMark52202936"/> in the working <text:alphabetical-index-mark-start text:id="IMark90459976"/>folder<text:alphabetical-index-mark-end text:id="IMark90459976"/> and fill it with the contents of the <text:alphabetical-index-mark-start text:id="IMark71454280"/>SELECT<text:alphabetical-index-mark-end text:id="IMark71454280"/> <text:alphabetical-index-mark-start text:id="IMark70992056"/>operation<text:alphabetical-index-mark-end text:id="IMark70992056"/> described above.</text:p>
      <text:p text:style-name="P54"/>
      <text:p text:style-name="P54"/>
      <text:p text:style-name="P45">2.3.2.2. <text:alphabetical-index-mark-start text:id="IMark72970440"/><text:alphabetical-index-mark-start text:id="IMark81589656"/>sql<text:alphabetical-index-mark-end text:id="IMark81589656"/><text:alphabetical-index-mark-end text:id="IMark72970440"/>p_<text:alphabetical-index-mark-start text:id="IMark117597544"/><text:alphabetical-index-mark-start text:id="IMark68064824"/>result<text:alphabetical-index-mark-end text:id="IMark68064824"/>s<text:alphabetical-index-mark-end text:id="IMark117597544"/><text:alphabetical-index-mark-start text:id="IMark91177400"/>.txt<text:alphabetical-index-mark-end text:id="IMark91177400"/> with two or more <text:alphabetical-index-mark-start text:id="IMark90654552"/>listing<text:alphabetical-index-mark-end text:id="IMark90654552"/>s</text:p>
      <text:p text:style-name="P45"/>
      <text:p text:style-name="P42"><text:span text:style-name="T17">./</text:span><text:alphabetical-index-mark-start text:id="IMark90383224"/><text:alphabetical-index-mark-start text:id="IMark63715000"/><text:span text:style-name="T21">sql</text:span><text:alphabetical-index-mark-end text:id="IMark63715000"/><text:alphabetical-index-mark-end text:id="IMark90383224"/><text:span text:style-name="T21">c </text:span><text:alphabetical-index-mark-start text:id="IMark81932984"/><text:span text:style-name="T21">your_</text:span><text:alphabetical-index-mark-start text:id="IMark71406984"/><text:span text:style-name="T21">database</text:span><text:alphabetical-index-mark-end text:id="IMark71406984"/><text:alphabetical-index-mark-end text:id="IMark81932984"/><text:span text:style-name="T21"> </text:span><text:span text:style-name="T17">“</text:span><text:alphabetical-index-mark-start text:id="IMark69024616"/><text:span text:style-name="T17">SELECT</text:span><text:alphabetical-index-mark-end text:id="IMark69024616"/><text:span text:style-name="T17"> * FROM </text:span><text:alphabetical-index-mark-start text:id="IMark61489304"/><text:span text:style-name="T17">your_</text:span><text:alphabetical-index-mark-start text:id="IMark70568872"/><text:span text:style-name="T17">table</text:span><text:alphabetical-index-mark-end text:id="IMark70568872"/><text:alphabetical-index-mark-end text:id="IMark61489304"/><text:span text:style-name="T17">_1; </text:span><text:alphabetical-index-mark-start text:id="IMark71204536"/><text:span text:style-name="T17">SELECT</text:span><text:alphabetical-index-mark-end text:id="IMark71204536"/><text:span text:style-name="T17"> * FROM </text:span><text:alphabetical-index-mark-start text:id="IMark59426776"/><text:span text:style-name="T17">your_</text:span><text:alphabetical-index-mark-start text:id="IMark71067272"/><text:span text:style-name="T17">table</text:span><text:alphabetical-index-mark-end text:id="IMark71067272"/><text:alphabetical-index-mark-end text:id="IMark59426776"/><text:span text:style-name="T17">_</text:span><text:span text:style-name="T22">2</text:span><text:span text:style-name="T17">;”</text:span></text:p>
      <text:p text:style-name="P42"><text:span text:style-name="T17"/></text:p>
      <text:p text:style-name="P54">Will also <text:alphabetical-index-mark-start text:id="IMark63393688"/>overwrite<text:alphabetical-index-mark-end text:id="IMark63393688"/> any existing <text:alphabetical-index-mark-start text:id="IMark52763016"/>instance<text:alphabetical-index-mark-end text:id="IMark52763016"/> of <text:alphabetical-index-mark-start text:id="IMark86633752"/><text:alphabetical-index-mark-start text:id="IMark37678680"/>sql<text:alphabetical-index-mark-end text:id="IMark37678680"/><text:alphabetical-index-mark-end text:id="IMark86633752"/>p_<text:alphabetical-index-mark-start text:id="IMark86684696"/><text:alphabetical-index-mark-start text:id="IMark70014584"/>result<text:alphabetical-index-mark-end text:id="IMark70014584"/>s<text:alphabetical-index-mark-end text:id="IMark86684696"/><text:alphabetical-index-mark-start text:id="IMark59290568"/>.txt<text:alphabetical-index-mark-end text:id="IMark59290568"/> and will fill it with the <text:alphabetical-index-mark-start text:id="IMark85021784"/><text:alphabetical-index-mark-start text:id="IMark61386328"/>result<text:alphabetical-index-mark-end text:id="IMark61386328"/>s<text:alphabetical-index-mark-end text:id="IMark85021784"/> of the first <text:alphabetical-index-mark-start text:id="IMark70883096"/>SELECT<text:alphabetical-index-mark-end text:id="IMark70883096"/>, and then with the <text:alphabetical-index-mark-start text:id="IMark70799192"/><text:alphabetical-index-mark-start text:id="IMark84666920"/>result<text:alphabetical-index-mark-end text:id="IMark84666920"/>s<text:alphabetical-index-mark-end text:id="IMark70799192"/> of the second <text:alphabetical-index-mark-start text:id="IMark72060776"/>query<text:alphabetical-index-mark-end text:id="IMark72060776"/> <text:alphabetical-index-mark-start text:id="IMark85220664"/>append<text:alphabetical-index-mark-end text:id="IMark85220664"/>ed to the first.</text:p>
      <text:p text:style-name="P10"/>
      <text:p text:style-name="P10"/>
      <text:h text:style-name="Heading_20_3" text:outline-level="3"><text:bookmark-start text:name="__RefHeading___Toc961_76759228"/>2.3.3. <text:alphabetical-index-mark-start text:id="IMark52202936"/><text:alphabetical-index-mark-start text:id="IMark86748072"/><text:span text:style-name="T14">Sql</text:span><text:alphabetical-index-mark-end text:id="IMark86748072"/><text:alphabetical-index-mark-end text:id="IMark52202936"/><text:span text:style-name="T14"> </text:span><text:alphabetical-index-mark-start text:id="IMark80599320"/><text:span text:style-name="T14">file</text:span><text:alphabetical-index-mark-end text:id="IMark80599320"/><text:span text:style-name="T14"> and </text:span><text:alphabetical-index-mark-start text:id="IMark59246280"/><text:span text:style-name="T14">composite</text:span><text:alphabetical-index-mark-end text:id="IMark59246280"/><text:span text:style-name="T14"> </text:span><text:alphabetical-index-mark-start text:id="IMark67122536"/><text:span text:style-name="T14">query</text:span><text:alphabetical-index-mark-end text:id="IMark67122536"/><text:span text:style-name="T14"> </text:span><text:alphabetical-index-mark-start text:id="IMark90648600"/><text:span text:style-name="T14">syntax</text:span><text:alphabetical-index-mark-end text:id="IMark90648600"/><text:span text:style-name="T14">.</text:span><text:bookmark-end text:name="__RefHeading___Toc961_76759228"/></text:h>
      <text:p text:style-name="P11"/>
      <text:p text:style-name="P40"><text:alphabetical-index-mark-start text:id="IMark59441576"/><text:alphabetical-index-mark-start text:id="IMark91177400"/>Sql<text:alphabetical-index-mark-end text:id="IMark91177400"/><text:alphabetical-index-mark-end text:id="IMark59441576"/>c accepts <text:alphabetical-index-mark-start text:id="IMark90654552"/>single<text:alphabetical-index-mark-end text:id="IMark90654552"/> and <text:alphabetical-index-mark-start text:id="IMark117597544"/>composite<text:alphabetical-index-mark-end text:id="IMark117597544"/> <text:alphabetical-index-mark-start text:id="IMark68064824"/>queries<text:alphabetical-index-mark-end text:id="IMark68064824"/>, as well as <text:alphabetical-index-mark-start text:id="IMark72970440"/><text:alphabetical-index-mark-start text:id="IMark81589656"/>sql<text:alphabetical-index-mark-end text:id="IMark81589656"/><text:alphabetical-index-mark-end text:id="IMark72970440"/> <text:alphabetical-index-mark-start text:id="IMark84764504"/>file<text:alphabetical-index-mark-end text:id="IMark84764504"/>s as input. In all cases you should end each <text:alphabetical-index-mark-start text:id="IMark81040824"/>query<text:alphabetical-index-mark-end text:id="IMark81040824"/> with a “;” to tell <text:alphabetical-index-mark-start text:id="IMark91229272"/><text:alphabetical-index-mark-start text:id="IMark69389544"/><text:alphabetical-index-mark-start text:id="IMark46807704"/>Sql<text:alphabetical-index-mark-end text:id="IMark46807704"/><text:alphabetical-index-mark-end text:id="IMark69389544"/>ite<text:alphabetical-index-mark-end text:id="IMark91229272"/>3 that each is a separate <text:alphabetical-index-mark-start text:id="IMark70058920"/>query<text:alphabetical-index-mark-end text:id="IMark70058920"/>. </text:p>
      <text:p text:style-name="P12"><text:soft-page-break/></text:p>
      <text:p text:style-name="P18">Examples:</text:p>
      <text:p text:style-name="P18"/>
      <text:p text:style-name="P43">2.3.3.1. <text:alphabetical-index-mark-start text:id="IMark71406984"/><text:span text:style-name="T28">Single</text:span><text:alphabetical-index-mark-end text:id="IMark71406984"/><text:span text:style-name="T28"> </text:span><text:alphabetical-index-mark-start text:id="IMark85238616"/><text:span text:style-name="T28">query</text:span><text:alphabetical-index-mark-end text:id="IMark85238616"/></text:p>
      <text:p text:style-name="P43"><text:span text:style-name="T17"/></text:p>
      <text:p text:style-name="P43"><text:span text:style-name="T17">“</text:span><text:alphabetical-index-mark-start text:id="IMark73216056"/><text:span text:style-name="T17">SELECT</text:span><text:alphabetical-index-mark-end text:id="IMark73216056"/><text:span text:style-name="T17"> * FROM </text:span><text:alphabetical-index-mark-start text:id="IMark70210520"/><text:span text:style-name="T17">your_</text:span><text:alphabetical-index-mark-start text:id="IMark84048792"/><text:span text:style-name="T17">table</text:span><text:alphabetical-index-mark-end text:id="IMark84048792"/><text:alphabetical-index-mark-end text:id="IMark70210520"/><text:span text:style-name="T17">_1;”</text:span></text:p>
      <text:p text:style-name="P18"/>
      <text:p text:style-name="P18"/>
      <text:p text:style-name="P43">2.3.3.2. <text:alphabetical-index-mark-start text:id="IMark84884664"/><text:span text:style-name="T28">Composite</text:span><text:alphabetical-index-mark-end text:id="IMark84884664"/><text:span text:style-name="T28"> </text:span><text:alphabetical-index-mark-start text:id="IMark73703192"/><text:span text:style-name="T28">query</text:span><text:alphabetical-index-mark-end text:id="IMark73703192"/></text:p>
      <text:p text:style-name="P43"><text:span text:style-name="T17"/></text:p>
      <text:p text:style-name="P43"><text:span text:style-name="T17">“</text:span><text:alphabetical-index-mark-start text:id="IMark90699352"/><text:span text:style-name="T17">SELECT</text:span><text:alphabetical-index-mark-end text:id="IMark90699352"/><text:span text:style-name="T17"> * FROM </text:span><text:alphabetical-index-mark-start text:id="IMark72092392"/><text:span text:style-name="T17">your_</text:span><text:alphabetical-index-mark-start text:id="IMark92102536"/><text:span text:style-name="T17">table</text:span><text:alphabetical-index-mark-end text:id="IMark92102536"/><text:alphabetical-index-mark-end text:id="IMark72092392"/><text:span text:style-name="T17">_1; </text:span><text:alphabetical-index-mark-start text:id="IMark68084536"/><text:span text:style-name="T17">SELECT</text:span><text:alphabetical-index-mark-end text:id="IMark68084536"/><text:span text:style-name="T17"> * FROM </text:span><text:alphabetical-index-mark-start text:id="IMark94025288"/><text:span text:style-name="T17">your_</text:span><text:alphabetical-index-mark-start text:id="IMark90424904"/><text:span text:style-name="T17">table</text:span><text:alphabetical-index-mark-end text:id="IMark90424904"/><text:alphabetical-index-mark-end text:id="IMark94025288"/><text:span text:style-name="T17">_2;”</text:span></text:p>
      <text:p text:style-name="P23"/>
      <text:p text:style-name="P12"/>
      <text:h text:style-name="Heading_20_3" text:outline-level="3"><text:bookmark-start text:name="__RefHeading___Toc963_76759228"/>2.3.4. <text:alphabetical-index-mark-start text:id="IMark90459976"/><text:alphabetical-index-mark-start text:id="IMark92054376"/><text:span text:style-name="T15">System</text:span><text:alphabetical-index-mark-end text:id="IMark92054376"/><text:alphabetical-index-mark-end text:id="IMark90459976"/><text:span text:style-name="T15"> </text:span><text:alphabetical-index-mark-start text:id="IMark52202936"/><text:span text:style-name="T15">call</text:span><text:alphabetical-index-mark-end text:id="IMark52202936"/><text:span text:style-name="T15">s.</text:span><text:bookmark-end text:name="__RefHeading___Toc963_76759228"/></text:h>
      <text:p text:style-name="P15"/>
      <text:p text:style-name="P46">In theory, <text:alphabetical-index-mark-start text:id="IMark90648600"/><text:alphabetical-index-mark-start text:id="IMark90973992"/>Sql<text:alphabetical-index-mark-end text:id="IMark90973992"/><text:alphabetical-index-mark-end text:id="IMark90648600"/>p can be <text:alphabetical-index-mark-start text:id="IMark81236648"/>call<text:alphabetical-index-mark-end text:id="IMark81236648"/>ed via a <text:alphabetical-index-mark-start text:id="IMark63026680"/><text:alphabetical-index-mark-start text:id="IMark90896648"/>system<text:alphabetical-index-mark-end text:id="IMark90896648"/><text:alphabetical-index-mark-end text:id="IMark63026680"/> <text:alphabetical-index-mark-start text:id="IMark69218936"/>call<text:alphabetical-index-mark-end text:id="IMark69218936"/> from any <text:alphabetical-index-mark-start text:id="IMark73196760"/>program<text:alphabetical-index-mark-end text:id="IMark73196760"/> written in any language without the need of having language – specific <text:alphabetical-index-mark-start text:id="IMark91141096"/>libraries<text:alphabetical-index-mark-end text:id="IMark91141096"/> <text:alphabetical-index-mark-start text:id="IMark94251752"/>install<text:alphabetical-index-mark-end text:id="IMark94251752"/>ed. <text:span text:style-name="T29">It can also be </text:span><text:alphabetical-index-mark-start text:id="IMark91229272"/><text:span text:style-name="T29">call</text:span><text:alphabetical-index-mark-end text:id="IMark91229272"/><text:span text:style-name="T29">ed directly from the </text:span><text:alphabetical-index-mark-start text:id="IMark70058920"/><text:span text:style-name="T29">terminal</text:span><text:alphabetical-index-mark-end text:id="IMark70058920"/><text:span text:style-name="T29"> prompt. </text:span></text:p>
      <text:h text:style-name="P59" text:outline-level="1"><text:bookmark-start text:name="__RefHeading___Toc965_76759228"/>3. Development.<text:bookmark-end text:name="__RefHeading___Toc965_76759228"/></text:h>
      <text:p text:style-name="P3"/>
      <text:p text:style-name="P19">This is a very simple, short <text:alphabetical-index-mark-start text:id="IMark91177400"/>program<text:alphabetical-index-mark-end text:id="IMark91177400"/> written in C++. I wrote it as a time – saving <text:alphabetical-index-mark-start text:id="IMark90383224"/>tool<text:alphabetical-index-mark-end text:id="IMark90383224"/> to use during the development of a <text:alphabetical-index-mark-start text:id="IMark71093304"/>dataset<text:alphabetical-index-mark-end text:id="IMark71093304"/> that required some degree of data <text:alphabetical-index-mark-start text:id="IMark63715000"/>preparation<text:alphabetical-index-mark-end text:id="IMark63715000"/> using a somewhat lengthy and <text:alphabetical-index-mark-start text:id="IMark68686632"/>repetitive<text:alphabetical-index-mark-end text:id="IMark68686632"/> process.</text:p>
      <text:p text:style-name="P19"/>
      <text:p text:style-name="P19">It is not meant to do miracles, but to pass <text:alphabetical-index-mark-start text:id="IMark68003016"/><text:alphabetical-index-mark-start text:id="IMark71406984"/>SQL<text:alphabetical-index-mark-end text:id="IMark71406984"/><text:alphabetical-index-mark-end text:id="IMark68003016"/> <text:alphabetical-index-mark-start text:id="IMark71578600"/>queries<text:alphabetical-index-mark-end text:id="IMark71578600"/> to <text:alphabetical-index-mark-start text:id="IMark85238616"/><text:alphabetical-index-mark-start text:id="IMark69024616"/><text:alphabetical-index-mark-start text:id="IMark69323512"/>Sql<text:alphabetical-index-mark-end text:id="IMark69323512"/><text:alphabetical-index-mark-end text:id="IMark69024616"/>ite<text:alphabetical-index-mark-end text:id="IMark85238616"/>3 u<text:span text:style-name="T30">s</text:span>ing just two arguments, which are the <text:alphabetical-index-mark-start text:id="IMark70237832"/>database<text:alphabetical-index-mark-end text:id="IMark70237832"/> name and the <text:alphabetical-index-mark-start text:id="IMark61489304"/>string<text:alphabetical-index-mark-end text:id="IMark61489304"/> representing the <text:alphabetical-index-mark-start text:id="IMark70568872"/>query<text:alphabetical-index-mark-end text:id="IMark70568872"/> or <text:alphabetical-index-mark-start text:id="IMark73216056"/>file<text:alphabetical-index-mark-end text:id="IMark73216056"/> that contains the <text:alphabetical-index-mark-start text:id="IMark70559016"/>queries<text:alphabetical-index-mark-end text:id="IMark70559016"/>.</text:p>
      <text:p text:style-name="P19"/>
      <text:p text:style-name="P19">In the second case, when <text:alphabetical-index-mark-start text:id="IMark80918584"/><text:alphabetical-index-mark-start text:id="IMark73287720"/>sql<text:alphabetical-index-mark-end text:id="IMark73287720"/><text:alphabetical-index-mark-end text:id="IMark80918584"/>p is <text:alphabetical-index-mark-start text:id="IMark63207240"/>call<text:alphabetical-index-mark-end text:id="IMark63207240"/>ed with an <text:alphabetical-index-mark-start text:id="IMark59426776"/>.<text:alphabetical-index-mark-start text:id="IMark91713304"/><text:alphabetical-index-mark-start text:id="IMark90925160"/>sql<text:alphabetical-index-mark-end text:id="IMark90925160"/><text:alphabetical-index-mark-end text:id="IMark91713304"/><text:alphabetical-index-mark-end text:id="IMark59426776"/> <text:alphabetical-index-mark-start text:id="IMark71067272"/>file<text:alphabetical-index-mark-end text:id="IMark71067272"/> as second argument, <text:alphabetical-index-mark-start text:id="IMark90333832"/><text:alphabetical-index-mark-start text:id="IMark84884664"/>sql<text:alphabetical-index-mark-end text:id="IMark84884664"/><text:alphabetical-index-mark-end text:id="IMark90333832"/>p opens the <text:alphabetical-index-mark-start text:id="IMark68279576"/>file<text:alphabetical-index-mark-end text:id="IMark68279576"/> and converts all its contents into a <text:alphabetical-index-mark-start text:id="IMark73703192"/>single<text:alphabetical-index-mark-end text:id="IMark73703192"/> <text:alphabetical-index-mark-start text:id="IMark61451688"/>string<text:alphabetical-index-mark-end text:id="IMark61451688"/>, that then is passed to <text:alphabetical-index-mark-start text:id="IMark70556904"/><text:alphabetical-index-mark-start text:id="IMark86794680"/><text:alphabetical-index-mark-start text:id="IMark72060776"/>Sql<text:alphabetical-index-mark-end text:id="IMark72060776"/><text:alphabetical-index-mark-end text:id="IMark86794680"/>ite<text:alphabetical-index-mark-end text:id="IMark70556904"/>3. <text:span text:style-name="T30">Once data is </text:span><text:alphabetical-index-mark-start text:id="IMark85220664"/><text:span text:style-name="T30">retrieve</text:span><text:alphabetical-index-mark-end text:id="IMark85220664"/><text:span text:style-name="T30">d from the </text:span><text:alphabetical-index-mark-start text:id="IMark90699352"/><text:span text:style-name="T30">.</text:span><text:alphabetical-index-mark-start text:id="IMark70799192"/><text:alphabetical-index-mark-start text:id="IMark84666920"/><text:span text:style-name="T30">sql</text:span><text:alphabetical-index-mark-end text:id="IMark84666920"/><text:alphabetical-index-mark-end text:id="IMark70799192"/><text:alphabetical-index-mark-end text:id="IMark90699352"/><text:span text:style-name="T30"> </text:span><text:alphabetical-index-mark-start text:id="IMark70883096"/><text:span text:style-name="T30">file</text:span><text:alphabetical-index-mark-end text:id="IMark70883096"/><text:span text:style-name="T30"> and converted into a rather long </text:span><text:alphabetical-index-mark-start text:id="IMark72092392"/><text:span text:style-name="T30">string</text:span><text:alphabetical-index-mark-end text:id="IMark72092392"/><text:span text:style-name="T30">, </text:span><text:alphabetical-index-mark-start text:id="IMark92102536"/><text:alphabetical-index-mark-start text:id="IMark85021784"/><text:span text:style-name="T30">sql</text:span><text:alphabetical-index-mark-end text:id="IMark85021784"/><text:alphabetical-index-mark-end text:id="IMark92102536"/><text:span text:style-name="T30">p treats that data exactly as in the case of a short </text:span><text:alphabetical-index-mark-start text:id="IMark61386328"/><text:span text:style-name="T30">string</text:span><text:alphabetical-index-mark-end text:id="IMark61386328"/><text:span text:style-name="T30"> </text:span><text:alphabetical-index-mark-start text:id="IMark68084536"/><text:span text:style-name="T30">query</text:span><text:alphabetical-index-mark-end text:id="IMark68084536"/><text:span text:style-name="T30">.</text:span></text:p>
      <text:p text:style-name="P50"/>
      <text:h text:style-name="Heading_20_2" text:outline-level="2"><text:bookmark-start text:name="__RefHeading___Toc967_76759228"/>3.1. Possible developments in the future.<text:bookmark-end text:name="__RefHeading___Toc967_76759228"/></text:h>
      <text:p text:style-name="P32"/>
      <text:p text:style-name="P32"><text:span text:style-name="T30">Some ideas that might work in the future, but I have not tested yet are:</text:span></text:p>
      <text:p text:style-name="P47"/>
      <text:p text:style-name="P47"/>
      <text:h text:style-name="Heading_20_3" text:outline-level="3"><text:bookmark-start text:name="__RefHeading___Toc969_76759228"/>3.<text:span text:style-name="T30">1</text:span>.1. <text:span text:style-name="T30">Embed </text:span><text:alphabetical-index-mark-start text:id="IMark80599320"/><text:alphabetical-index-mark-start text:id="IMark67122536"/><text:span text:style-name="T30">sql</text:span><text:alphabetical-index-mark-end text:id="IMark67122536"/><text:alphabetical-index-mark-end text:id="IMark80599320"/><text:span text:style-name="T30">p in a multi </text:span><text:alphabetical-index-mark-start text:id="IMark59246280"/><text:span text:style-name="T30">thread</text:span><text:alphabetical-index-mark-end text:id="IMark59246280"/><text:span text:style-name="T30">ed </text:span><text:alphabetical-index-mark-start text:id="IMark72860120"/><text:span text:style-name="T30">environment</text:span><text:alphabetical-index-mark-end text:id="IMark72860120"/><text:span text:style-name="T30">.</text:span><text:bookmark-end text:name="__RefHeading___Toc969_76759228"/></text:h>
      <text:p text:style-name="P48"/>
      <text:p text:style-name="P48"><text:alphabetical-index-mark-start text:id="IMark73196760"/><text:alphabetical-index-mark-start text:id="IMark69218936"/><text:span text:style-name="T30">S</text:span>ql<text:alphabetical-index-mark-end text:id="IMark69218936"/><text:alphabetical-index-mark-end text:id="IMark73196760"/>p <text:span text:style-name="T30">could work</text:span> in a multi <text:alphabetical-index-mark-start text:id="IMark63026680"/>thread<text:alphabetical-index-mark-end text:id="IMark63026680"/>ed <text:alphabetical-index-mark-start text:id="IMark90896648"/>environment<text:alphabetical-index-mark-end text:id="IMark90896648"/> provided by <text:alphabetical-index-mark-start text:id="IMark81236648"/>OpenMP<text:alphabetical-index-mark-end text:id="IMark81236648"/> or some <text:alphabetical-index-mark-start text:id="IMark90648600"/>MPI<text:alphabetical-index-mark-end text:id="IMark90648600"/> <text:alphabetical-index-mark-start text:id="IMark90973992"/>library<text:alphabetical-index-mark-end text:id="IMark90973992"/> <text:span text:style-name="T30">integrated into a </text:span><text:alphabetical-index-mark-start text:id="IMark69389544"/><text:span text:style-name="T30">program</text:span><text:alphabetical-index-mark-end text:id="IMark69389544"/><text:span text:style-name="T30"> that </text:span><text:alphabetical-index-mark-start text:id="IMark46807704"/><text:span text:style-name="T30">call</text:span><text:alphabetical-index-mark-end text:id="IMark46807704"/><text:span text:style-name="T30">s </text:span><text:alphabetical-index-mark-start text:id="IMark91229272"/><text:alphabetical-index-mark-start text:id="IMark81040824"/><text:span text:style-name="T30">sql</text:span><text:alphabetical-index-mark-end text:id="IMark81040824"/><text:alphabetical-index-mark-end text:id="IMark91229272"/><text:span text:style-name="T30">p</text:span>. <text:span text:style-name="T30">The only thing to consider is how </text:span><text:alphabetical-index-mark-start text:id="IMark70058920"/><text:span text:style-name="T30">table</text:span><text:alphabetical-index-mark-end text:id="IMark70058920"/><text:span text:style-name="T30"> </text:span><text:alphabetical-index-mark-start text:id="IMark72970440"/><text:alphabetical-index-mark-start text:id="IMark84764504"/><text:span text:style-name="T30">lock</text:span><text:alphabetical-index-mark-end text:id="IMark84764504"/><text:span text:style-name="T30">ing</text:span><text:alphabetical-index-mark-end text:id="IMark72970440"/><text:span text:style-name="T30"> will be </text:span><text:alphabetical-index-mark-start text:id="IMark81589656"/><text:span text:style-name="T30">manage</text:span><text:alphabetical-index-mark-end text:id="IMark81589656"/><text:span text:style-name="T30">d by </text:span><text:alphabetical-index-mark-start text:id="IMark68064824"/><text:alphabetical-index-mark-start text:id="IMark117597544"/><text:alphabetical-index-mark-start text:id="IMark59441576"/><text:span text:style-name="T30">Sql</text:span><text:alphabetical-index-mark-end text:id="IMark59441576"/><text:alphabetical-index-mark-end text:id="IMark117597544"/><text:span text:style-name="T30">ite</text:span><text:alphabetical-index-mark-end text:id="IMark68064824"/><text:span text:style-name="T30">3 in practice.</text:span></text:p>
      <text:p text:style-name="P48"/>
      <text:p text:style-name="P48"/>
      <text:h text:style-name="Heading_20_3" text:outline-level="3"><text:bookmark-start text:name="__RefHeading___Toc971_76759228"/>3.<text:span text:style-name="T30">1</text:span>.2. <text:alphabetical-index-mark-start text:id="IMark72978680"/>Call<text:alphabetical-index-mark-end text:id="IMark72978680"/> <text:alphabetical-index-mark-start text:id="IMark85238616"/><text:alphabetical-index-mark-start text:id="IMark69024616"/>sql<text:alphabetical-index-mark-end text:id="IMark69024616"/><text:alphabetical-index-mark-end text:id="IMark85238616"/>p from within an un<text:alphabetical-index-mark-start text:id="IMark69323512"/>common<text:alphabetical-index-mark-end text:id="IMark69323512"/> language.<text:bookmark-end text:name="__RefHeading___Toc971_76759228"/></text:h>
      <text:p text:style-name="P49"/>
      <text:p text:style-name="P49"><text:span text:style-name="T31">It would be possible to use </text:span><text:alphabetical-index-mark-start text:id="IMark71406984"/><text:alphabetical-index-mark-start text:id="IMark59309000"/><text:span text:style-name="T31">sql</text:span><text:alphabetical-index-mark-end text:id="IMark59309000"/><text:alphabetical-index-mark-end text:id="IMark71406984"/><text:span text:style-name="T31">p with a language</text:span> like <text:alphabetical-index-mark-start text:id="IMark86704856"/>Scheme<text:alphabetical-index-mark-end text:id="IMark86704856"/> or <text:alphabetical-index-mark-start text:id="IMark90405608"/>Fortran<text:alphabetical-index-mark-end text:id="IMark90405608"/> using a <text:alphabetical-index-mark-start text:id="IMark73216056"/><text:alphabetical-index-mark-start text:id="IMark70559016"/>system<text:alphabetical-index-mark-end text:id="IMark70559016"/><text:alphabetical-index-mark-end text:id="IMark73216056"/> <text:alphabetical-index-mark-start text:id="IMark70568872"/>call<text:alphabetical-index-mark-end text:id="IMark70568872"/> and thus eliminating the need for <text:alphabetical-index-mark-start text:id="IMark61489304"/><text:alphabetical-index-mark-start text:id="IMark70237832"/><text:alphabetical-index-mark-start text:id="IMark71204536"/>Sql<text:alphabetical-index-mark-end text:id="IMark71204536"/><text:alphabetical-index-mark-end text:id="IMark70237832"/>ite<text:alphabetical-index-mark-end text:id="IMark61489304"/>3 <text:alphabetical-index-mark-start text:id="IMark84048792"/>libraries<text:alphabetical-index-mark-end text:id="IMark84048792"/> for those languages that are hard to come by and not updated often.</text:p>
      <text:p text:style-name="P48"/>
      <text:p text:style-name="P48"/>
      <text:h text:style-name="Heading_20_3" text:outline-level="3"><text:bookmark-start text:name="__RefHeading___Toc973_76759228"/><text:soft-page-break/>3.<text:span text:style-name="T30">1</text:span>.3. Provide multi <text:alphabetical-index-mark-start text:id="IMark90785016"/>thread<text:alphabetical-index-mark-end text:id="IMark90785016"/>ing capability from within <text:alphabetical-index-mark-start text:id="IMark86794680"/><text:alphabetical-index-mark-start text:id="IMark72060776"/>sql<text:alphabetical-index-mark-end text:id="IMark72060776"/><text:alphabetical-index-mark-end text:id="IMark86794680"/>p.<text:bookmark-end text:name="__RefHeading___Toc973_76759228"/></text:h>
      <text:p text:style-name="P48"/>
      <text:p text:style-name="P51"><text:alphabetical-index-mark-start text:id="IMark90333832"/>MPI<text:alphabetical-index-mark-end text:id="IMark90333832"/> would probably be overkill, but <text:alphabetical-index-mark-start text:id="IMark84884664"/>OpenMP<text:alphabetical-index-mark-end text:id="IMark84884664"/> could feasibly work. The issue with <text:alphabetical-index-mark-start text:id="IMark71067272"/>table<text:alphabetical-index-mark-end text:id="IMark71067272"/> <text:alphabetical-index-mark-start text:id="IMark59426776"/><text:alphabetical-index-mark-start text:id="IMark91713304"/>lock<text:alphabetical-index-mark-end text:id="IMark91713304"/>ing<text:alphabetical-index-mark-end text:id="IMark59426776"/> remains and <text:alphabetical-index-mark-start text:id="IMark90925160"/><text:alphabetical-index-mark-start text:id="IMark63207240"/>SQL<text:alphabetical-index-mark-end text:id="IMark63207240"/><text:alphabetical-index-mark-end text:id="IMark90925160"/> scripts for a multi <text:alphabetical-index-mark-start text:id="IMark80918584"/>thread<text:alphabetical-index-mark-end text:id="IMark80918584"/>ed <text:alphabetical-index-mark-start text:id="IMark73287720"/>environment<text:alphabetical-index-mark-end text:id="IMark73287720"/> would require some extra care, but it is still possible.</text:p>
      <text:p text:style-name="P51"/>
      <text:p text:style-name="P51"/>
      <text:h text:style-name="Heading_20_2" text:outline-level="2"><text:bookmark-start text:name="__RefHeading___Toc975_76759228"/>3.2. <text:alphabetical-index-mark-start text:id="IMark70883096"/>Operating<text:alphabetical-index-mark-end text:id="IMark70883096"/> <text:alphabetical-index-mark-start text:id="IMark72092392"/><text:alphabetical-index-mark-start text:id="IMark92102536"/>system<text:alphabetical-index-mark-end text:id="IMark92102536"/><text:alphabetical-index-mark-end text:id="IMark72092392"/>.<text:bookmark-end text:name="__RefHeading___Toc975_76759228"/></text:h>
      <text:p text:style-name="P51"/>
      <text:p text:style-name="P51">I developed <text:alphabetical-index-mark-start text:id="IMark68084536"/><text:alphabetical-index-mark-start text:id="IMark71733448"/>sql<text:alphabetical-index-mark-end text:id="IMark71733448"/><text:alphabetical-index-mark-end text:id="IMark68084536"/>p on a <text:alphabetical-index-mark-start text:id="IMark102768568"/>Linux<text:alphabetical-index-mark-end text:id="IMark102768568"/> machine to use within a <text:alphabetical-index-mark-start text:id="IMark70014584"/>Linux<text:alphabetical-index-mark-end text:id="IMark70014584"/> <text:alphabetical-index-mark-start text:id="IMark94025288"/>environment<text:alphabetical-index-mark-end text:id="IMark94025288"/> with <text:alphabetical-index-mark-start text:id="IMark90639528"/>gcc<text:alphabetical-index-mark-end text:id="IMark90639528"/>. I see no problems for any reasonably seasoned user to co<text:alphabetical-index-mark-start text:id="IMark90424904"/>mpi<text:alphabetical-index-mark-end text:id="IMark90424904"/>le it for a <text:alphabetical-index-mark-start text:id="IMark86633752"/>Windows<text:alphabetical-index-mark-end text:id="IMark86633752"/> <text:alphabetical-index-mark-start text:id="IMark52763016"/><text:alphabetical-index-mark-start text:id="IMark91554088"/>system<text:alphabetical-index-mark-end text:id="IMark91554088"/><text:alphabetical-index-mark-end text:id="IMark52763016"/>. </text:p>
      <text:h text:style-name="P59" text:outline-level="1"><text:bookmark-start text:name="__RefHeading___Toc977_76759228"/>4. Structure<text:bookmark-end text:name="__RefHeading___Toc977_76759228"/></text:h>
      <text:p text:style-name="P3"/>
      <text:p text:style-name="P27">In the main <text:alphabetical-index-mark-start text:id="IMark52202936"/>folder<text:alphabetical-index-mark-end text:id="IMark52202936"/> of the project you will find a couple of <text:alphabetical-index-mark-start text:id="IMark92054376"/>.cpp<text:alphabetical-index-mark-end text:id="IMark92054376"/> and <text:alphabetical-index-mark-start text:id="IMark61311144"/>.hpp<text:alphabetical-index-mark-end text:id="IMark61311144"/> <text:alphabetical-index-mark-start text:id="IMark73219976"/>file<text:alphabetical-index-mark-end text:id="IMark73219976"/>s, as well as text <text:alphabetical-index-mark-start text:id="IMark86748072"/>file<text:alphabetical-index-mark-end text:id="IMark86748072"/>s containing <text:alphabetical-index-mark-start text:id="IMark80599320"/>license<text:alphabetical-index-mark-end text:id="IMark80599320"/> and contribution in<text:alphabetical-index-mark-start text:id="IMark67122536"/>format<text:alphabetical-index-mark-end text:id="IMark67122536"/>ion.</text:p>
      <text:p text:style-name="P25"/>
      <text:p text:style-name="P25">The <text:span text:style-name="T24">main </text:span>project <text:alphabetical-index-mark-start text:id="IMark81691896"/>f<text:span text:style-name="T24">older</text:span><text:alphabetical-index-mark-end text:id="IMark81691896"/> <text:span text:style-name="T24">also </text:span>contains two <text:span text:style-name="T24">sub </text:span><text:alphabetical-index-mark-start text:id="IMark91141096"/>folder<text:alphabetical-index-mark-end text:id="IMark91141096"/>s:</text:p>
      <text:p text:style-name="P25"/>
      <text:h text:style-name="Heading_20_2" text:outline-level="2"><text:bookmark-start text:name="__RefHeading___Toc979_76759228"/>4.1. <text:alphabetical-index-mark-start text:id="IMark73196760"/>/doc<text:bookmark-end text:name="__RefHeading___Toc979_76759228"/><text:alphabetical-index-mark-end text:id="IMark73196760"/></text:h>
      <text:p text:style-name="P26"/>
      <text:p text:style-name="P26">This <text:alphabetical-index-mark-start text:id="IMark90896648"/>folder<text:alphabetical-index-mark-end text:id="IMark90896648"/> contains the manual for <text:alphabetical-index-mark-start text:id="IMark63026680"/><text:alphabetical-index-mark-start text:id="IMark63715000"/>sql<text:alphabetical-index-mark-end text:id="IMark63715000"/><text:alphabetical-index-mark-end text:id="IMark63026680"/>p.</text:p>
      <text:p text:style-name="P26"/>
      <text:p text:style-name="P26"/>
      <text:h text:style-name="Heading_20_2" text:outline-level="2"><text:bookmark-start text:name="__RefHeading___Toc981_76759228"/>4.2. <text:alphabetical-index-mark-start text:id="IMark70058920"/>/examples<text:bookmark-end text:name="__RefHeading___Toc981_76759228"/><text:alphabetical-index-mark-end text:id="IMark70058920"/></text:h>
      <text:p text:style-name="P26"/>
      <text:p text:style-name="P26">This <text:alphabetical-index-mark-start text:id="IMark117597544"/>folder<text:alphabetical-index-mark-end text:id="IMark117597544"/> contains a fe example <text:alphabetical-index-mark-start text:id="IMark59441576"/>file<text:alphabetical-index-mark-end text:id="IMark59441576"/>s, including a <text:alphabetical-index-mark-start text:id="IMark68064824"/>database<text:alphabetical-index-mark-end text:id="IMark68064824"/>s and <text:alphabetical-index-mark-start text:id="IMark90383224"/>.<text:alphabetical-index-mark-start text:id="IMark71093304"/><text:alphabetical-index-mark-start text:id="IMark68217720"/>sql<text:alphabetical-index-mark-end text:id="IMark68217720"/><text:alphabetical-index-mark-end text:id="IMark71093304"/><text:alphabetical-index-mark-end text:id="IMark90383224"/> <text:alphabetical-index-mark-start text:id="IMark91177400"/>file<text:alphabetical-index-mark-end text:id="IMark91177400"/>s.</text:p>
      <text:p text:style-name="P26"/>
      <text:p text:style-name="P26"/>
      <text:p text:style-name="P26"/>
      <text:p text:style-name="P3"/>
      <text:p text:style-name="P3"/>
      <text:h text:style-name="P59" text:outline-level="1"><text:bookmark-start text:name="__RefHeading___Toc983_76759228"/>5. Use<text:bookmark-end text:name="__RefHeading___Toc983_76759228"/></text:h>
      <text:p text:style-name="P9"/>
      <text:h text:style-name="Heading_20_2" text:outline-level="2"><text:bookmark-start text:name="__RefHeading___Toc985_76759228"/>5.1. <text:alphabetical-index-mark-start text:id="IMark70568872"/>Install<text:alphabetical-index-mark-end text:id="IMark70568872"/>ation<text:bookmark-end text:name="__RefHeading___Toc985_76759228"/></text:h>
      <text:p text:style-name="P20"/>
      <text:p text:style-name="P20">Uncompress and copy the contents of this <text:alphabetical-index-mark-start text:id="IMark90994760"/>file<text:alphabetical-index-mark-end text:id="IMark90994760"/> wherever you want in your <text:alphabetical-index-mark-start text:id="IMark61541112"/><text:alphabetical-index-mark-start text:id="IMark90792040"/>system<text:alphabetical-index-mark-end text:id="IMark90792040"/><text:alphabetical-index-mark-end text:id="IMark61541112"/>.</text:p>
      <text:p text:style-name="P20"/>
      <text:p text:style-name="P20">Copy <text:alphabetical-index-mark-start text:id="IMark70556904"/><text:alphabetical-index-mark-start text:id="IMark72060776"/><text:alphabetical-index-mark-start text:id="IMark86794680"/><text:span text:style-name="T17">sql</text:span><text:alphabetical-index-mark-end text:id="IMark86794680"/><text:alphabetical-index-mark-end text:id="IMark72060776"/><text:span text:style-name="T17">ite</text:span><text:alphabetical-index-mark-end text:id="IMark70556904"/><text:span text:style-name="T17">3</text:span><text:alphabetical-index-mark-start text:id="IMark90785016"/><text:span text:style-name="T17">.cpp</text:span><text:alphabetical-index-mark-end text:id="IMark90785016"/> and <text:alphabetical-index-mark-start text:id="IMark61451688"/><text:alphabetical-index-mark-start text:id="IMark68279576"/><text:alphabetical-index-mark-start text:id="IMark73703192"/><text:span text:style-name="T17">sql</text:span><text:alphabetical-index-mark-end text:id="IMark73703192"/><text:alphabetical-index-mark-end text:id="IMark68279576"/><text:span text:style-name="T17">ite</text:span><text:alphabetical-index-mark-end text:id="IMark61451688"/><text:span text:style-name="T17">3.h</text:span> to the same <text:alphabetical-index-mark-start text:id="IMark80918584"/>folder<text:alphabetical-index-mark-end text:id="IMark80918584"/> or open <text:alphabetical-index-mark-start text:id="IMark73287720"/><text:alphabetical-index-mark-start text:id="IMark90925160"/><text:span text:style-name="T17">sql</text:span><text:alphabetical-index-mark-end text:id="IMark90925160"/><text:alphabetical-index-mark-end text:id="IMark73287720"/><text:span text:style-name="T17">p1</text:span><text:alphabetical-index-mark-start text:id="IMark63207240"/><text:span text:style-name="T17">.hpp</text:span><text:alphabetical-index-mark-end text:id="IMark63207240"/> and modify the <text:span text:style-name="T17">#include "</text:span><text:alphabetical-index-mark-start text:id="IMark59426776"/><text:alphabetical-index-mark-start text:id="IMark91713304"/><text:alphabetical-index-mark-start text:id="IMark71067272"/><text:span text:style-name="T17">sql</text:span><text:alphabetical-index-mark-end text:id="IMark71067272"/><text:alphabetical-index-mark-end text:id="IMark91713304"/><text:span text:style-name="T17">ite</text:span><text:alphabetical-index-mark-end text:id="IMark59426776"/><text:span text:style-name="T17">3.h"</text:span> line <text:span text:style-name="T25">in </text:span><text:alphabetical-index-mark-start text:id="IMark84884664"/><text:alphabetical-index-mark-start text:id="IMark90333832"/><text:span text:style-name="T20">sql</text:span><text:alphabetical-index-mark-end text:id="IMark90333832"/><text:alphabetical-index-mark-end text:id="IMark84884664"/><text:span text:style-name="T20">p1</text:span><text:alphabetical-index-mark-start text:id="IMark59290568"/><text:span text:style-name="T20">.hpp</text:span><text:alphabetical-index-mark-end text:id="IMark59290568"/><text:span text:style-name="T25"> </text:span>accordingly, with the <text:alphabetical-index-mark-start text:id="IMark90699352"/>path<text:alphabetical-index-mark-end text:id="IMark90699352"/> to <text:alphabetical-index-mark-start text:id="IMark85220664"/><text:alphabetical-index-mark-start text:id="IMark84666920"/><text:alphabetical-index-mark-start text:id="IMark70799192"/><text:span text:style-name="T17">sql</text:span><text:alphabetical-index-mark-end text:id="IMark70799192"/><text:alphabetical-index-mark-end text:id="IMark84666920"/><text:span text:style-name="T17">ite</text:span><text:alphabetical-index-mark-end text:id="IMark85220664"/><text:span text:style-name="T17">3.h</text:span> on your <text:alphabetical-index-mark-start text:id="IMark92102536"/><text:alphabetical-index-mark-start text:id="IMark72092392"/>system<text:alphabetical-index-mark-end text:id="IMark72092392"/><text:alphabetical-index-mark-end text:id="IMark92102536"/>.</text:p>
      <text:p text:style-name="P20"/>
      <text:p text:style-name="P20"/>
      <text:h text:style-name="Heading_20_3" text:outline-level="3"><text:bookmark-start text:name="__RefHeading___Toc987_76759228"/><text:span text:style-name="T16">5.1.1. </text:span>Co<text:alphabetical-index-mark-start text:id="IMark52202936"/>mpi<text:alphabetical-index-mark-end text:id="IMark52202936"/>l<text:span text:style-name="T16">ation</text:span><text:bookmark-end text:name="__RefHeading___Toc987_76759228"/></text:h>
      <text:p text:style-name="P20"/>
      <text:p text:style-name="P21">In a <text:alphabetical-index-mark-start text:id="IMark63039688"/>Linux<text:alphabetical-index-mark-end text:id="IMark63039688"/> <text:alphabetical-index-mark-start text:id="IMark91141096"/><text:alphabetical-index-mark-start text:id="IMark90654552"/>system<text:alphabetical-index-mark-end text:id="IMark90654552"/><text:alphabetical-index-mark-end text:id="IMark91141096"/> using <text:alphabetical-index-mark-start text:id="IMark71849416"/>gcc<text:alphabetical-index-mark-end text:id="IMark71849416"/>:</text:p>
      <text:p text:style-name="P28"/>
      <text:p text:style-name="P28"><text:alphabetical-index-mark-start text:id="IMark81236648"/>g++<text:alphabetical-index-mark-end text:id="IMark81236648"/> -std=c++17 -Wall -O3 -c <text:alphabetical-index-mark-start text:id="IMark90648600"/><text:alphabetical-index-mark-start text:id="IMark63715000"/>sql<text:alphabetical-index-mark-end text:id="IMark63715000"/><text:alphabetical-index-mark-end text:id="IMark90648600"/>p0<text:alphabetical-index-mark-start text:id="IMark63026680"/>.cpp<text:alphabetical-index-mark-end text:id="IMark63026680"/> <text:alphabetical-index-mark-start text:id="IMark90896648"/><text:alphabetical-index-mark-start text:id="IMark69389544"/>sql<text:alphabetical-index-mark-end text:id="IMark69389544"/><text:alphabetical-index-mark-end text:id="IMark90896648"/>p1<text:alphabetical-index-mark-start text:id="IMark91229272"/>.cpp<text:alphabetical-index-mark-end text:id="IMark91229272"/></text:p>
      <text:p text:style-name="P20"/>
      <text:p text:style-name="P20"><text:alphabetical-index-mark-start text:id="IMark84764504"/>Link<text:alphabetical-index-mark-end text:id="IMark84764504"/> as:</text:p>
      <text:p text:style-name="P20"/>
      <text:p text:style-name="P28"><text:alphabetical-index-mark-start text:id="IMark86069928"/>g++<text:alphabetical-index-mark-end text:id="IMark86069928"/> -std=c++17 -Wall -O3 <text:alphabetical-index-mark-start text:id="IMark90383224"/><text:alphabetical-index-mark-start text:id="IMark91177400"/>sql<text:alphabetical-index-mark-end text:id="IMark91177400"/><text:alphabetical-index-mark-end text:id="IMark90383224"/>p0.o <text:alphabetical-index-mark-start text:id="IMark71093304"/><text:alphabetical-index-mark-start text:id="IMark68217720"/>sql<text:alphabetical-index-mark-end text:id="IMark68217720"/><text:alphabetical-index-mark-end text:id="IMark71093304"/>p1.o -o <text:alphabetical-index-mark-start text:id="IMark68064824"/><text:alphabetical-index-mark-start text:id="IMark59441576"/>sql<text:alphabetical-index-mark-end text:id="IMark59441576"/><text:alphabetical-index-mark-end text:id="IMark68064824"/>p -<text:alphabetical-index-mark-start text:id="IMark117597544"/>l<text:alphabetical-index-mark-start text:id="IMark81932984"/><text:alphabetical-index-mark-start text:id="IMark62408472"/><text:alphabetical-index-mark-start text:id="IMark35151032"/>sql<text:alphabetical-index-mark-end text:id="IMark35151032"/><text:alphabetical-index-mark-end text:id="IMark62408472"/>ite<text:alphabetical-index-mark-end text:id="IMark81932984"/><text:alphabetical-index-mark-end text:id="IMark117597544"/>3</text:p>
      <text:p text:style-name="P20"/>
      <text:p text:style-name="P52">Users with other <text:alphabetical-index-mark-start text:id="IMark69024616"/>operating<text:alphabetical-index-mark-end text:id="IMark69024616"/> <text:alphabetical-index-mark-start text:id="IMark71578600"/><text:alphabetical-index-mark-start text:id="IMark68003016"/>system<text:alphabetical-index-mark-end text:id="IMark68003016"/><text:alphabetical-index-mark-end text:id="IMark71578600"/>s or co<text:alphabetical-index-mark-start text:id="IMark71406984"/>mpi<text:alphabetical-index-mark-end text:id="IMark71406984"/>lers will find little or no <text:alphabetical-index-mark-start text:id="IMark70210520"/>trouble<text:alphabetical-index-mark-end text:id="IMark70210520"/> adapting the co<text:alphabetical-index-mark-start text:id="IMark59309000"/>mpi<text:alphabetical-index-mark-end text:id="IMark59309000"/>le and <text:alphabetical-index-mark-start text:id="IMark61489304"/>link<text:alphabetical-index-mark-end text:id="IMark61489304"/> <text:alphabetical-index-mark-start text:id="IMark84048792"/>snippet<text:alphabetical-index-mark-end text:id="IMark84048792"/>s above. Please let me know your <text:alphabetical-index-mark-start text:id="IMark71204536"/><text:alphabetical-index-mark-start text:id="IMark70237832"/>result<text:alphabetical-index-mark-end text:id="IMark70237832"/>s<text:alphabetical-index-mark-end text:id="IMark71204536"/> in this regard.</text:p>
      <text:p text:style-name="P52"/>
      <text:p text:style-name="P20"/>
      <text:h text:style-name="Heading_20_2" text:outline-level="2"><text:bookmark-start text:name="__RefHeading___Toc989_76759228"/>5.2. <text:span text:style-name="T16">De</text:span><text:alphabetical-index-mark-start text:id="IMark90792040"/>install<text:alphabetical-index-mark-end text:id="IMark90792040"/><text:span text:style-name="T16">ation</text:span><text:bookmark-end text:name="__RefHeading___Toc989_76759228"/></text:h>
      <text:p text:style-name="P20"/>
      <text:p text:style-name="P20">Delete the <text:alphabetical-index-mark-start text:id="IMark72060776"/>folder<text:alphabetical-index-mark-end text:id="IMark72060776"/> containing the contents of this <text:alphabetical-index-mark-start text:id="IMark86794680"/>file<text:alphabetical-index-mark-end text:id="IMark86794680"/> from your <text:alphabetical-index-mark-start text:id="IMark86684696"/><text:alphabetical-index-mark-start text:id="IMark70556904"/>system<text:alphabetical-index-mark-end text:id="IMark70556904"/><text:alphabetical-index-mark-end text:id="IMark86684696"/>.</text:p>
      <text:p text:style-name="P20"/>
      <text:p text:style-name="P20"/>
      <text:h text:style-name="Heading_20_2" text:outline-level="2"><text:bookmark-start text:name="__RefHeading___Toc991_76759228"/><text:soft-page-break/>5.3. Usage<text:bookmark-end text:name="__RefHeading___Toc991_76759228"/></text:h>
      <text:p text:style-name="P20"/>
      <text:p text:style-name="P20">Assuming that you have <text:alphabetical-index-mark-start text:id="IMark90424904"/><text:alphabetical-index-mark-start text:id="IMark73287720"/>sql<text:alphabetical-index-mark-end text:id="IMark73287720"/><text:alphabetical-index-mark-end text:id="IMark90424904"/>p on the same <text:alphabetical-index-mark-start text:id="IMark90925160"/>folder<text:alphabetical-index-mark-end text:id="IMark90925160"/> that holds your <text:alphabetical-index-mark-start text:id="IMark90639528"/>database<text:alphabetical-index-mark-end text:id="IMark90639528"/> <text:span text:style-name="T32">and you are using a </text:span><text:alphabetical-index-mark-start text:id="IMark94025288"/><text:span text:style-name="T32">Linux</text:span><text:alphabetical-index-mark-end text:id="IMark94025288"/><text:span text:style-name="T32"> </text:span><text:alphabetical-index-mark-start text:id="IMark63207240"/><text:alphabetical-index-mark-start text:id="IMark70014584"/><text:span text:style-name="T32">system</text:span><text:alphabetical-index-mark-end text:id="IMark70014584"/><text:alphabetical-index-mark-end text:id="IMark63207240"/>, briefly, in a <text:alphabetical-index-mark-start text:id="IMark102768568"/>terminal<text:alphabetical-index-mark-end text:id="IMark102768568"/> write:</text:p>
      <text:p text:style-name="P20"/>
      <text:p text:style-name="P28">./<text:alphabetical-index-mark-start text:id="IMark71733448"/><text:alphabetical-index-mark-start text:id="IMark37678680"/>sql<text:alphabetical-index-mark-end text:id="IMark37678680"/><text:alphabetical-index-mark-end text:id="IMark71733448"/>p [db] [<text:alphabetical-index-mark-start text:id="IMark84884664"/>query<text:alphabetical-index-mark-end text:id="IMark84884664"/>]</text:p>
      <text:p text:style-name="P20"/>
      <text:p text:style-name="P20">where</text:p>
      <text:p text:style-name="P20"/>
      <text:p text:style-name="P20"><text:span text:style-name="T17">[db]</text:span> is the <text:alphabetical-index-mark-start text:id="IMark70012104"/>database<text:alphabetical-index-mark-end text:id="IMark70012104"/> that you want to <text:alphabetical-index-mark-start text:id="IMark84666920"/>query<text:alphabetical-index-mark-end text:id="IMark84666920"/>.</text:p>
      <text:p text:style-name="P20"/>
      <text:p text:style-name="P20"><text:span text:style-name="T17">[</text:span><text:alphabetical-index-mark-start text:id="IMark72092392"/><text:span text:style-name="T17">query</text:span><text:alphabetical-index-mark-end text:id="IMark72092392"/><text:span text:style-name="T17">]</text:span> is a <text:alphabetical-index-mark-start text:id="IMark92102536"/><text:alphabetical-index-mark-start text:id="IMark67122536"/><text:alphabetical-index-mark-start text:id="IMark73219976"/>Sql<text:alphabetical-index-mark-end text:id="IMark73219976"/><text:alphabetical-index-mark-end text:id="IMark67122536"/>ite<text:alphabetical-index-mark-end text:id="IMark92102536"/>3 - compatible <text:alphabetical-index-mark-start text:id="IMark86748072"/><text:alphabetical-index-mark-start text:id="IMark83822312"/>SQL<text:alphabetical-index-mark-end text:id="IMark83822312"/><text:alphabetical-index-mark-end text:id="IMark86748072"/> <text:alphabetical-index-mark-start text:id="IMark92054376"/>query<text:alphabetical-index-mark-end text:id="IMark92054376"/> or the name of a <text:alphabetical-index-mark-start text:id="IMark61311144"/>.<text:alphabetical-index-mark-start text:id="IMark59246280"/><text:alphabetical-index-mark-start text:id="IMark93800488"/>sql<text:alphabetical-index-mark-end text:id="IMark93800488"/><text:alphabetical-index-mark-end text:id="IMark59246280"/><text:alphabetical-index-mark-end text:id="IMark61311144"/> <text:alphabetical-index-mark-start text:id="IMark52202936"/>file<text:alphabetical-index-mark-end text:id="IMark52202936"/>.</text:p>
      <text:p text:style-name="P20"/>
      <text:p text:style-name="P22">For example:</text:p>
      <text:p text:style-name="P22"/>
      <text:p text:style-name="P22"><text:span text:style-name="T17">./</text:span><text:alphabetical-index-mark-start text:id="IMark73196760"/><text:alphabetical-index-mark-start text:id="IMark90896648"/><text:span text:style-name="T17">sql</text:span><text:alphabetical-index-mark-end text:id="IMark90896648"/><text:alphabetical-index-mark-end text:id="IMark73196760"/><text:span text:style-name="T17">p </text:span><text:alphabetical-index-mark-start text:id="IMark91229272"/><text:span text:style-name="T17">your_</text:span><text:alphabetical-index-mark-start text:id="IMark69389544"/><text:span text:style-name="T17">database</text:span><text:alphabetical-index-mark-end text:id="IMark69389544"/><text:alphabetical-index-mark-end text:id="IMark91229272"/><text:span text:style-name="T17"> “</text:span><text:alphabetical-index-mark-start text:id="IMark63026680"/><text:span text:style-name="T17">SELECT</text:span><text:alphabetical-index-mark-end text:id="IMark63026680"/><text:span text:style-name="T17"> * FROM </text:span><text:alphabetical-index-mark-start text:id="IMark90648600"/><text:span text:style-name="T17">your_</text:span><text:alphabetical-index-mark-start text:id="IMark63715000"/><text:span text:style-name="T17">table</text:span><text:alphabetical-index-mark-end text:id="IMark63715000"/><text:alphabetical-index-mark-end text:id="IMark90648600"/><text:span text:style-name="T17">_</text:span><text:span text:style-name="T18">1</text:span><text:span text:style-name="T17">;”</text:span> will send this <text:alphabetical-index-mark-start text:id="IMark81236648"/>SELECT<text:alphabetical-index-mark-end text:id="IMark81236648"/> <text:alphabetical-index-mark-start text:id="IMark46807704"/>query<text:alphabetical-index-mark-end text:id="IMark46807704"/> to <text:alphabetical-index-mark-start text:id="IMark81040824"/><text:span text:style-name="T17">your_</text:span><text:alphabetical-index-mark-start text:id="IMark68686632"/><text:span text:style-name="T17">database</text:span><text:alphabetical-index-mark-end text:id="IMark68686632"/><text:alphabetical-index-mark-end text:id="IMark81040824"/> and <text:alphabetical-index-mark-start text:id="IMark70058920"/>return<text:alphabetical-index-mark-end text:id="IMark70058920"/> the data of all records contained in <text:alphabetical-index-mark-start text:id="IMark84764504"/><text:span text:style-name="T17">your_</text:span><text:alphabetical-index-mark-start text:id="IMark81589656"/><text:span text:style-name="T17">table</text:span><text:alphabetical-index-mark-end text:id="IMark81589656"/><text:alphabetical-index-mark-end text:id="IMark84764504"/><text:span text:style-name="T17">_</text:span><text:span text:style-name="T18">1</text:span>. The <text:alphabetical-index-mark-start text:id="IMark72970440"/><text:alphabetical-index-mark-start text:id="IMark81932984"/>result<text:alphabetical-index-mark-end text:id="IMark81932984"/>s<text:alphabetical-index-mark-end text:id="IMark72970440"/> will be saved to <text:alphabetical-index-mark-start text:id="IMark117597544"/><text:alphabetical-index-mark-start text:id="IMark62408472"/><text:span text:style-name="T17">sql</text:span><text:alphabetical-index-mark-end text:id="IMark62408472"/><text:alphabetical-index-mark-end text:id="IMark117597544"/><text:span text:style-name="T17">_</text:span><text:alphabetical-index-mark-start text:id="IMark35151032"/><text:alphabetical-index-mark-start text:id="IMark68064824"/><text:span text:style-name="T17">result</text:span><text:alphabetical-index-mark-end text:id="IMark68064824"/><text:span text:style-name="T17">s</text:span><text:alphabetical-index-mark-end text:id="IMark35151032"/><text:alphabetical-index-mark-start text:id="IMark59441576"/><text:span text:style-name="T17">.txt</text:span><text:alphabetical-index-mark-end text:id="IMark59441576"/>.</text:p>
      <text:p text:style-name="P20"/>
      <text:p text:style-name="P24"><text:span text:style-name="T17">./</text:span><text:alphabetical-index-mark-start text:id="IMark91003976"/><text:alphabetical-index-mark-start text:id="IMark63035848"/><text:span text:style-name="T17">sql</text:span><text:alphabetical-index-mark-end text:id="IMark63035848"/><text:alphabetical-index-mark-end text:id="IMark91003976"/><text:span text:style-name="T17">p </text:span><text:alphabetical-index-mark-start text:id="IMark70883096"/><text:span text:style-name="T17">your_</text:span><text:alphabetical-index-mark-start text:id="IMark82769576"/><text:span text:style-name="T17">database</text:span><text:alphabetical-index-mark-end text:id="IMark82769576"/><text:alphabetical-index-mark-end text:id="IMark70883096"/><text:span text:style-name="T17"> “</text:span><text:alphabetical-index-mark-start text:id="IMark70556904"/><text:span text:style-name="T17">SELECT</text:span><text:alphabetical-index-mark-end text:id="IMark70556904"/><text:span text:style-name="T17"> * FROM </text:span><text:alphabetical-index-mark-start text:id="IMark86684696"/><text:span text:style-name="T17">your_</text:span><text:alphabetical-index-mark-start text:id="IMark86794680"/><text:span text:style-name="T17">table</text:span><text:alphabetical-index-mark-end text:id="IMark86794680"/><text:alphabetical-index-mark-end text:id="IMark86684696"/><text:span text:style-name="T17">_</text:span><text:span text:style-name="T18">1</text:span><text:span text:style-name="T17">;</text:span><text:alphabetical-index-mark-start text:id="IMark72060776"/><text:span text:style-name="T17">SELECT</text:span><text:alphabetical-index-mark-end text:id="IMark72060776"/><text:span text:style-name="T17"> * FROM </text:span><text:alphabetical-index-mark-start text:id="IMark61386328"/><text:span text:style-name="T17">your_</text:span><text:alphabetical-index-mark-start text:id="IMark90785016"/><text:span text:style-name="T17">table</text:span><text:alphabetical-index-mark-end text:id="IMark90785016"/><text:alphabetical-index-mark-end text:id="IMark61386328"/><text:span text:style-name="T17">_</text:span><text:span text:style-name="T18">2</text:span><text:span text:style-name="T17">;”</text:span> will send <text:s/><text:span text:style-name="T23">both </text:span><text:alphabetical-index-mark-start text:id="IMark85021784"/><text:span text:style-name="T23">SELECT</text:span><text:alphabetical-index-mark-end text:id="IMark85021784"/><text:span text:style-name="T23"> </text:span><text:alphabetical-index-mark-start text:id="IMark68279576"/><text:span text:style-name="T23">queries</text:span><text:alphabetical-index-mark-end text:id="IMark68279576"/><text:span text:style-name="T23"> (</text:span><text:alphabetical-index-mark-start text:id="IMark91554088"/><text:span text:style-name="T23">composite</text:span><text:alphabetical-index-mark-end text:id="IMark91554088"/><text:span text:style-name="T23"> </text:span><text:alphabetical-index-mark-start text:id="IMark73703192"/><text:span text:style-name="T23">query</text:span><text:alphabetical-index-mark-end text:id="IMark73703192"/><text:span text:style-name="T23">) to </text:span><text:alphabetical-index-mark-start text:id="IMark52763016"/><text:span text:style-name="T18">your_</text:span><text:alphabetical-index-mark-start text:id="IMark61451688"/><text:span text:style-name="T18">database</text:span><text:alphabetical-index-mark-end text:id="IMark61451688"/><text:alphabetical-index-mark-end text:id="IMark52763016"/><text:span text:style-name="T23">, and </text:span><text:alphabetical-index-mark-start text:id="IMark80918584"/><text:alphabetical-index-mark-start text:id="IMark86633752"/><text:span text:style-name="T18">sql</text:span><text:alphabetical-index-mark-end text:id="IMark86633752"/><text:alphabetical-index-mark-end text:id="IMark80918584"/><text:span text:style-name="T18">_</text:span><text:alphabetical-index-mark-start text:id="IMark90639528"/><text:alphabetical-index-mark-start text:id="IMark90925160"/><text:span text:style-name="T18">result</text:span><text:alphabetical-index-mark-end text:id="IMark90925160"/><text:span text:style-name="T18">s</text:span><text:alphabetical-index-mark-end text:id="IMark90639528"/><text:alphabetical-index-mark-start text:id="IMark90424904"/><text:span text:style-name="T18">.txt</text:span><text:alphabetical-index-mark-end text:id="IMark90424904"/><text:span text:style-name="T23"> will store the </text:span><text:alphabetical-index-mark-start text:id="IMark73287720"/><text:alphabetical-index-mark-start text:id="IMark91713304"/><text:span text:style-name="T23">result</text:span><text:alphabetical-index-mark-end text:id="IMark91713304"/><text:span text:style-name="T23">s</text:span><text:alphabetical-index-mark-end text:id="IMark73287720"/><text:span text:style-name="T23"> of both </text:span><text:alphabetical-index-mark-start text:id="IMark71067272"/><text:span text:style-name="T23">queries</text:span><text:alphabetical-index-mark-end text:id="IMark71067272"/><text:span text:style-name="T23">.</text:span></text:p>
      <text:p text:style-name="P24"/>
      <text:p text:style-name="P24"><text:span text:style-name="T17">./</text:span><text:alphabetical-index-mark-start text:id="IMark92102536"/><text:alphabetical-index-mark-start text:id="IMark67122536"/><text:span text:style-name="T18">sql</text:span><text:alphabetical-index-mark-end text:id="IMark67122536"/><text:alphabetical-index-mark-end text:id="IMark92102536"/><text:span text:style-name="T18">p </text:span><text:alphabetical-index-mark-start text:id="IMark73219976"/><text:span text:style-name="T18">your_</text:span><text:alphabetical-index-mark-start text:id="IMark81691896"/><text:span text:style-name="T18">database</text:span><text:alphabetical-index-mark-end text:id="IMark81691896"/><text:alphabetical-index-mark-end text:id="IMark73219976"/><text:span text:style-name="T18"> your_</text:span><text:alphabetical-index-mark-start text:id="IMark71849416"/><text:span text:style-name="T18">file</text:span><text:alphabetical-index-mark-end text:id="IMark71849416"/><text:alphabetical-index-mark-start text:id="IMark91141096"/><text:span text:style-name="T18">.</text:span><text:alphabetical-index-mark-start text:id="IMark63039688"/><text:alphabetical-index-mark-start text:id="IMark90654552"/><text:span text:style-name="T18">sql</text:span><text:alphabetical-index-mark-end text:id="IMark90654552"/><text:alphabetical-index-mark-end text:id="IMark63039688"/><text:alphabetical-index-mark-end text:id="IMark91141096"/><text:span text:style-name="T23"> will send the </text:span><text:alphabetical-index-mark-start text:id="IMark90973992"/><text:span text:style-name="T23">queries</text:span><text:alphabetical-index-mark-end text:id="IMark90973992"/><text:span text:style-name="T23"> contained in </text:span><text:span text:style-name="T18">your_</text:span><text:alphabetical-index-mark-start text:id="IMark69218936"/><text:span text:style-name="T18">file</text:span><text:alphabetical-index-mark-end text:id="IMark69218936"/><text:alphabetical-index-mark-start text:id="IMark71093304"/><text:span text:style-name="T18">.</text:span><text:alphabetical-index-mark-start text:id="IMark68217720"/><text:alphabetical-index-mark-start text:id="IMark73196760"/><text:span text:style-name="T18">sql</text:span><text:alphabetical-index-mark-end text:id="IMark73196760"/><text:alphabetical-index-mark-end text:id="IMark68217720"/><text:alphabetical-index-mark-end text:id="IMark71093304"/><text:span text:style-name="T23"> to </text:span><text:alphabetical-index-mark-start text:id="IMark90896648"/><text:span text:style-name="T23">your_</text:span><text:alphabetical-index-mark-start text:id="IMark90383224"/><text:span text:style-name="T23">database</text:span><text:alphabetical-index-mark-end text:id="IMark90383224"/><text:alphabetical-index-mark-end text:id="IMark90896648"/><text:span text:style-name="T23"> as a </text:span><text:alphabetical-index-mark-start text:id="IMark91177400"/><text:span text:style-name="T23">composite</text:span><text:alphabetical-index-mark-end text:id="IMark91177400"/><text:span text:style-name="T23"> </text:span><text:alphabetical-index-mark-start text:id="IMark86069928"/><text:span text:style-name="T23">query</text:span><text:alphabetical-index-mark-end text:id="IMark86069928"/><text:span text:style-name="T23">. See the </text:span><text:alphabetical-index-mark-start text:id="IMark91229272"/><text:span text:style-name="T23">/</text:span><text:span text:style-name="T18">examples</text:span><text:alphabetical-index-mark-end text:id="IMark91229272"/><text:span text:style-name="T23"> </text:span><text:alphabetical-index-mark-start text:id="IMark69389544"/><text:span text:style-name="T23">folder</text:span><text:alphabetical-index-mark-end text:id="IMark69389544"/><text:span text:style-name="T23"> for more.</text:span></text:p>
      <text:p text:style-name="P20"/>
      <text:p text:style-name="P20"><text:alphabetical-index-mark-start text:id="IMark84764504"/>Query<text:alphabetical-index-mark-end text:id="IMark84764504"/> <text:alphabetical-index-mark-start text:id="IMark81589656"/><text:alphabetical-index-mark-start text:id="IMark68003016"/>result<text:alphabetical-index-mark-end text:id="IMark68003016"/>s<text:alphabetical-index-mark-end text:id="IMark81589656"/> are written as a continuous <text:alphabetical-index-mark-start text:id="IMark69024616"/>string<text:alphabetical-index-mark-end text:id="IMark69024616"/> to <text:alphabetical-index-mark-start text:id="IMark72970440"/><text:alphabetical-index-mark-start text:id="IMark81932984"/><text:span text:style-name="T17">sql</text:span><text:alphabetical-index-mark-end text:id="IMark81932984"/><text:alphabetical-index-mark-end text:id="IMark72970440"/><text:span text:style-name="T17">p_</text:span><text:alphabetical-index-mark-start text:id="IMark73216056"/><text:alphabetical-index-mark-start text:id="IMark117597544"/><text:span text:style-name="T17">result</text:span><text:alphabetical-index-mark-end text:id="IMark117597544"/><text:span text:style-name="T17">s</text:span><text:alphabetical-index-mark-end text:id="IMark73216056"/><text:alphabetical-index-mark-start text:id="IMark62408472"/><text:span text:style-name="T17">.txt</text:span><text:alphabetical-index-mark-end text:id="IMark62408472"/>. Data fields are separated with a "|" <text:alphabetical-index-mark-start text:id="IMark70559016"/>character<text:alphabetical-index-mark-end text:id="IMark70559016"/>.</text:p>
      <text:p text:style-name="P20"/>
      <text:p text:style-name="P20">Pay attention to the <text:alphabetical-index-mark-start text:id="IMark90792040"/>path<text:alphabetical-index-mark-end text:id="IMark90792040"/> to <text:span text:style-name="T17">[db]</text:span> and <text:span text:style-name="T17">[</text:span><text:alphabetical-index-mark-start text:id="IMark90994760"/><text:span text:style-name="T17">query</text:span><text:alphabetical-index-mark-end text:id="IMark90994760"/><text:span text:style-name="T17">]</text:span> if it is a <text:alphabetical-index-mark-start text:id="IMark86767800"/>.<text:alphabetical-index-mark-start text:id="IMark94025288"/><text:alphabetical-index-mark-start text:id="IMark63207240"/>sql<text:alphabetical-index-mark-end text:id="IMark63207240"/><text:alphabetical-index-mark-end text:id="IMark94025288"/><text:alphabetical-index-mark-end text:id="IMark86767800"/> <text:alphabetical-index-mark-start text:id="IMark91003976"/>file<text:alphabetical-index-mark-end text:id="IMark91003976"/>. If they are not in the same <text:alphabetical-index-mark-start text:id="IMark63035848"/>folder<text:alphabetical-index-mark-end text:id="IMark63035848"/> as <text:alphabetical-index-mark-start text:id="IMark102768568"/><text:alphabetical-index-mark-start text:id="IMark70014584"/>sql<text:alphabetical-index-mark-end text:id="IMark70014584"/><text:alphabetical-index-mark-end text:id="IMark102768568"/>c, then you will need to provide full <text:alphabetical-index-mark-start text:id="IMark59426776"/>path<text:alphabetical-index-mark-end text:id="IMark59426776"/>s or add those <text:alphabetical-index-mark-start text:id="IMark70883096"/>file<text:alphabetical-index-mark-end text:id="IMark70883096"/>s or <text:alphabetical-index-mark-start text:id="IMark82769576"/>folder<text:alphabetical-index-mark-end text:id="IMark82769576"/>s to your $<text:alphabetical-index-mark-start text:id="IMark68084536"/>PATH<text:alphabetical-index-mark-end text:id="IMark68084536"/>.</text:p>
      <text:p text:style-name="P8"/>
      <text:p text:style-name="P36"/>
      <text:h text:style-name="P59" text:outline-level="1"><text:bookmark-start text:name="__RefHeading___Toc993_76759228"/>6. Sources<text:bookmark-end text:name="__RefHeading___Toc993_76759228"/></text:h>
      <text:p text:style-name="P3"/>
      <text:p text:style-name="P5"><text:span text:style-name="T9">6.</text:span><text:span text:style-name="T10">1</text:span><text:span text:style-name="T9">.</text:span><text:span text:style-name="T7"> </text:span><text:alphabetical-index-mark-start text:id="IMark70799192"/><text:alphabetical-index-mark-start text:id="IMark61386328"/><text:alphabetical-index-mark-start text:id="IMark90785016"/>Sql<text:alphabetical-index-mark-end text:id="IMark90785016"/><text:alphabetical-index-mark-end text:id="IMark61386328"/>ite<text:alphabetical-index-mark-end text:id="IMark70799192"/>.org. (2000). <text:alphabetical-index-mark-start text:id="IMark70012104"/><text:alphabetical-index-mark-start text:id="IMark84666920"/><text:alphabetical-index-mark-start text:id="IMark90459976"/>SQL<text:alphabetical-index-mark-end text:id="IMark90459976"/><text:alphabetical-index-mark-end text:id="IMark84666920"/>ite<text:alphabetical-index-mark-end text:id="IMark70012104"/> Home Page. [online] Available at: https://www<text:alphabetical-index-mark-start text:id="IMark80599320"/>.<text:alphabetical-index-mark-start text:id="IMark85021784"/><text:alphabetical-index-mark-start text:id="IMark68279576"/><text:alphabetical-index-mark-start text:id="IMark91554088"/><text:alphabetical-index-mark-start text:id="IMark73703192"/><text:alphabetical-index-mark-start text:id="IMark85220664"/><text:alphabetical-index-mark-start text:id="IMark52763016"/>sql<text:alphabetical-index-mark-end text:id="IMark52763016"/><text:alphabetical-index-mark-end text:id="IMark85220664"/><text:alphabetical-index-mark-end text:id="IMark73703192"/><text:alphabetical-index-mark-end text:id="IMark91554088"/><text:alphabetical-index-mark-end text:id="IMark68279576"/><text:alphabetical-index-mark-end text:id="IMark80599320"/>ite<text:alphabetical-index-mark-end text:id="IMark85021784"/>.org/index.html [Acc<text:alphabetical-index-mark-start text:id="IMark61451688"/>es<text:alphabetical-index-mark-end text:id="IMark61451688"/>sed 26 Aug. 2019].</text:p>
      <text:p text:style-name="P5"/>
      <text:p text:style-name="P3"/>
      <text:p text:style-name="P3"/>
      <text:p text:style-name="P3"/>
      <text:alphabetical-index text:style-name="Sect2" text:name="Alphabetical Index1">
        <text:alphabetical-index-source text:main-entry-style-name="Main_20_index_20_entry" text:alphabetical-separators="true" text:sort-algorithm="alphanumeric" fo:language="en" fo:country="US">
          <text:index-title-template text:style-name="Heading_20_1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Text_20_body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Alphabetical Index1_Head">
            <text:h text:style-name="P59" text:outline-level="1">Alphabetical Index</text:h>
          </text:index-title>
          <text:p text:style-name="P60"/>
          <text:p text:style-name="P60"/>
          <text:p text:style-name="P60">A</text:p>
          <text:p text:style-name="P57"/>
          <text:p text:style-name="P57">advantage<text:tab/>5</text:p>
          <text:p text:style-name="P57">append<text:tab/>7</text:p>
          <text:p text:style-name="P57">application<text:tab/>1</text:p>
          <text:p text:style-name="P60"/>
          <text:p text:style-name="P60"/>
          <text:p text:style-name="P60">C</text:p>
          <text:p text:style-name="P57"/>
          <text:p text:style-name="P57">call<text:tab/>3, 7pp.</text:p>
          <text:p text:style-name="P57">Call<text:tab/>3, 9</text:p>
          <text:p text:style-name="P57">character<text:tab/>7, 13</text:p>
          <text:p text:style-name="P57">code<text:tab/>6</text:p>
          <text:p text:style-name="P57">common<text:tab/>1, 3, 5, 9</text:p>
          <text:p text:style-name="P57">composite<text:tab/>3, 7, 13</text:p>
          <text:p text:style-name="P57">Composite<text:tab/>8</text:p>
          <text:p text:style-name="P57">contribute<text:tab/>2</text:p>
          <text:p text:style-name="P57">CONTRIBUTING<text:tab/>2</text:p>
          <text:p text:style-name="P57">COPYING<text:tab/>2</text:p>
          <text:p text:style-name="P60"/>
          <text:p text:style-name="P60"/>
          <text:p text:style-name="P60">D</text:p>
          <text:p text:style-name="P57"/>
          <text:p text:style-name="P57">database<text:tab/>1, 5, 7, 9, 11, 13</text:p>
          <text:p text:style-name="P57">dataset<text:tab/>5, 9</text:p>
          <text:p text:style-name="P57">DBMS<text:tab/>6</text:p>
          <text:p text:style-name="P57">develop<text:tab/>1</text:p>
          <text:p text:style-name="P57">developer<text:tab/>1</text:p>
          <text:p text:style-name="P57">dialect<text:tab/>3, 6</text:p>
          <text:p text:style-name="P60"/>
          <text:p text:style-name="P60"/>
          <text:p text:style-name="P60">E</text:p>
          <text:p text:style-name="P57"><text:soft-page-break/></text:p>
          <text:p text:style-name="P57">Edronkin<text:tab/>1</text:p>
          <text:p text:style-name="P57">environment<text:tab/>3, 9p.</text:p>
          <text:p text:style-name="P57">es<text:tab/>1, 14</text:p>
          <text:p text:style-name="P57">execute<text:tab/>5</text:p>
          <text:p text:style-name="P60"/>
          <text:p text:style-name="P60"/>
          <text:p text:style-name="P60">F</text:p>
          <text:p text:style-name="P57"/>
          <text:p text:style-name="P57">factor<text:tab/>6</text:p>
          <text:p text:style-name="P57">file<text:tab/>1, 3, 5, 7, 9, 11pp.</text:p>
          <text:p text:style-name="P57">folder<text:tab/>7, 11pp.</text:p>
          <text:p text:style-name="P57">format<text:tab/>2, 5, 11</text:p>
          <text:p text:style-name="P57">Fortran<text:tab/>9</text:p>
          <text:p text:style-name="P60"/>
          <text:p text:style-name="P60"/>
          <text:p text:style-name="P60">G</text:p>
          <text:p text:style-name="P57"/>
          <text:p text:style-name="P57">g++<text:tab/>12</text:p>
          <text:p text:style-name="P57">gcc<text:tab/>10, 12</text:p>
          <text:p text:style-name="P60"/>
          <text:p text:style-name="P60"/>
          <text:p text:style-name="P60">H</text:p>
          <text:p text:style-name="P57"/>
          <text:p text:style-name="P57">handle<text:tab/>5</text:p>
          <text:p text:style-name="P60"/>
          <text:p text:style-name="P60"/>
          <text:p text:style-name="P60">I</text:p>
          <text:p text:style-name="P57"/>
          <text:p text:style-name="P57">independent<text:tab/>5</text:p>
          <text:p text:style-name="P57">information<text:tab/>2</text:p>
          <text:p text:style-name="P57">INSERT<text:tab/>6</text:p>
          <text:p text:style-name="P57">install<text:tab/>1, 3, 8, 12</text:p>
          <text:p text:style-name="P57">Install<text:tab/>3, 12</text:p>
          <text:p text:style-name="P57">instance<text:tab/>7</text:p>
          <text:p text:style-name="P60"/>
          <text:p text:style-name="P60"><text:soft-page-break/></text:p>
          <text:p text:style-name="P60">L</text:p>
          <text:p text:style-name="P57"/>
          <text:p text:style-name="P57">libraries<text:tab/>8p.</text:p>
          <text:p text:style-name="P57">library<text:tab/>1, 9</text:p>
          <text:p text:style-name="P57">license<text:tab/>2, 11</text:p>
          <text:p text:style-name="P57">License<text:tab/>1, 3</text:p>
          <text:p text:style-name="P57">link<text:tab/>12</text:p>
          <text:p text:style-name="P57">Link<text:tab/>12</text:p>
          <text:p text:style-name="P57">Linux<text:tab/>10, 12p.</text:p>
          <text:p text:style-name="P57">listing<text:tab/>6p.</text:p>
          <text:p text:style-name="P57">lock<text:tab/>9p.</text:p>
          <text:p text:style-name="P57">locking<text:tab/>9p.</text:p>
          <text:p text:style-name="P57">lsqlite<text:tab/>12</text:p>
          <text:p text:style-name="P60"/>
          <text:p text:style-name="P60"/>
          <text:p text:style-name="P60">M</text:p>
          <text:p text:style-name="P57"/>
          <text:p text:style-name="P57">manage<text:tab/>6, 9</text:p>
          <text:p text:style-name="P57">MariaDB<text:tab/>5</text:p>
          <text:p text:style-name="P57">module<text:tab/>1</text:p>
          <text:p text:style-name="P57">mpi<text:tab/>3, 10, 12</text:p>
          <text:p text:style-name="P57">MPI<text:tab/>9p.</text:p>
          <text:p text:style-name="P57">Mysql<text:tab/>5</text:p>
          <text:p text:style-name="P60"/>
          <text:p text:style-name="P60"/>
          <text:p text:style-name="P60">O</text:p>
          <text:p text:style-name="P57"/>
          <text:p text:style-name="P57">OpenMP<text:tab/>9p.</text:p>
          <text:p text:style-name="P57">operating<text:tab/>12</text:p>
          <text:p text:style-name="P57">Operating<text:tab/>3, 10</text:p>
          <text:p text:style-name="P57">operation<text:tab/>7</text:p>
          <text:p text:style-name="P57">orcid<text:tab/>1</text:p>
          <text:p text:style-name="P57">overwrite<text:tab/>7</text:p>
          <text:p text:style-name="P60"><text:soft-page-break/></text:p>
          <text:p text:style-name="P60"/>
          <text:p text:style-name="P60">P</text:p>
          <text:p text:style-name="P57"/>
          <text:p text:style-name="P57">parse<text:tab/>7</text:p>
          <text:p text:style-name="P57">path<text:tab/>12p.</text:p>
          <text:p text:style-name="P57">PATH<text:tab/>13</text:p>
          <text:p text:style-name="P57">PostgreSQL<text:tab/>5</text:p>
          <text:p text:style-name="P57">preparation<text:tab/>9</text:p>
          <text:p text:style-name="P57">program<text:tab/>1, 5p., 8p.</text:p>
          <text:p text:style-name="P57">project<text:tab/>1p.</text:p>
          <text:p text:style-name="P60"/>
          <text:p text:style-name="P60"/>
          <text:p text:style-name="P60">Q</text:p>
          <text:p text:style-name="P57"/>
          <text:p text:style-name="P57">queries<text:tab/>1, 5pp., 9, 13</text:p>
          <text:p text:style-name="P57">query<text:tab/>1, 3, 6pp., 13</text:p>
          <text:p text:style-name="P57">Query<text:tab/>13</text:p>
          <text:p text:style-name="P60"/>
          <text:p text:style-name="P60"/>
          <text:p text:style-name="P60">R</text:p>
          <text:p text:style-name="P57"/>
          <text:p text:style-name="P57">RDBMS<text:tab/>6</text:p>
          <text:p text:style-name="P57">README<text:tab/>1</text:p>
          <text:p text:style-name="P57">relational<text:tab/>5</text:p>
          <text:p text:style-name="P57">Relational<text:tab/>6</text:p>
          <text:p text:style-name="P57">repetitive<text:tab/>5, 9</text:p>
          <text:p text:style-name="P57">result<text:tab/>3, 6p., 12p.</text:p>
          <text:p text:style-name="P57">results<text:tab/>3, 6p., 12p.</text:p>
          <text:p text:style-name="P57">retrieve<text:tab/>7, 9</text:p>
          <text:p text:style-name="P57">return<text:tab/>6p., 13</text:p>
          <text:p text:style-name="P60"/>
          <text:p text:style-name="P60"/>
          <text:p text:style-name="P60">S</text:p>
          <text:p text:style-name="P57"/>
          <text:p text:style-name="P57">Scheme<text:tab/>9</text:p>
          <text:p text:style-name="P57"><text:soft-page-break/>select<text:tab/>6</text:p>
          <text:p text:style-name="P57">SELECT<text:tab/>6pp., 13</text:p>
          <text:p text:style-name="P57">sentence<text:tab/>5</text:p>
          <text:p text:style-name="P57">server<text:tab/>5</text:p>
          <text:p text:style-name="P57">setting<text:tab/>1</text:p>
          <text:p text:style-name="P57">single<text:tab/>5, 7, 9</text:p>
          <text:p text:style-name="P57">Single<text:tab/>8</text:p>
          <text:p text:style-name="P57">snippet<text:tab/>12</text:p>
          <text:p text:style-name="P57">sql<text:tab/>1, 3, 5pp., 9pp.</text:p>
          <text:p text:style-name="P57">Sql<text:tab/>1, 3, 5pp., 13p.</text:p>
          <text:p text:style-name="P57">SQL<text:tab/>1, 3, 5pp., 9p., 13p.</text:p>
          <text:p text:style-name="P57">sqlite<text:tab/>1, 12, 14</text:p>
          <text:p text:style-name="P57">Sqlite<text:tab/>1, 5pp., 9, 13p.</text:p>
          <text:p text:style-name="P57">SQLite<text:tab/>14</text:p>
          <text:p text:style-name="P57">Sqlite3<text:tab/>1</text:p>
          <text:p text:style-name="P57">string<text:tab/>9, 13</text:p>
          <text:p text:style-name="P57">syntax<text:tab/>3, 7</text:p>
          <text:p text:style-name="P57">system<text:tab/>1, 3, 5p., 8pp., 12p.</text:p>
          <text:p text:style-name="P57">System<text:tab/>3, 8</text:p>
          <text:p text:style-name="P60"/>
          <text:p text:style-name="P60"/>
          <text:p text:style-name="P60">T</text:p>
          <text:p text:style-name="P57"/>
          <text:p text:style-name="P57">table<text:tab/>7pp., 13</text:p>
          <text:p text:style-name="P57">Table<text:tab/>3</text:p>
          <text:p text:style-name="P57">terminal<text:tab/>1, 8, 13</text:p>
          <text:p text:style-name="P57">thread<text:tab/>3, 9p.</text:p>
          <text:p text:style-name="P57">tool<text:tab/>5, 9</text:p>
          <text:p text:style-name="P57">trouble<text:tab/>12</text:p>
          <text:p text:style-name="P60"/>
          <text:p text:style-name="P60"/>
          <text:p text:style-name="P60">W</text:p>
          <text:p text:style-name="P57"/>
          <text:p text:style-name="P57"><text:soft-page-break/>Windows<text:tab/>10</text:p>
          <text:p text:style-name="P60"/>
          <text:p text:style-name="P60"/>
          <text:p text:style-name="P60">Y</text:p>
          <text:p text:style-name="P57"/>
          <text:p text:style-name="P57">your_database<text:tab/>7, 13</text:p>
          <text:p text:style-name="P57">your_table<text:tab/>7p., 13</text:p>
          <text:p text:style-name="P60"/>
          <text:p text:style-name="P60"/>
          <text:p text:style-name="P60">.</text:p>
          <text:p text:style-name="P57"/>
          <text:p text:style-name="P57">.cpp<text:tab/>11p.</text:p>
          <text:p text:style-name="P57">.hpp<text:tab/>11p.</text:p>
          <text:p text:style-name="P57">.sql<text:tab/>1, 9, 11, 13p.</text:p>
          <text:p text:style-name="P57">.txt<text:tab/>7, 13</text:p>
          <text:p text:style-name="P60"/>
          <text:p text:style-name="P60"/>
          <text:p text:style-name="P60">/</text:p>
          <text:p text:style-name="P57"/>
          <text:p text:style-name="P57">/doc<text:tab/>3, 11</text:p>
          <text:p text:style-name="P57">/examples<text:tab/>3, 11, 13</text:p>
        </text:index-body>
      </text:alphabetical-index>
      <text:p text:style-name="P5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4:43:04.266971651</meta:creation-date>
    <dc:date>2019-10-04T10:55:15.602251119</dc:date>
    <meta:editing-duration>P4DT14H8M39S</meta:editing-duration>
    <meta:editing-cycles>61</meta:editing-cycles>
    <meta:generator>LibreOffice/5.1.6.2$Linux_X86_64 LibreOffice_project/10m0$Build-2</meta:generator>
    <meta:document-statistic meta:table-count="0" meta:image-count="0" meta:object-count="0" meta:page-count="20" meta:paragraph-count="265" meta:word-count="2036" meta:character-count="11547" meta:non-whitespace-character-count="9770"/>
  </office:meta>
</office:document-meta>
</file>